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swiss" style:font-pitch="variable" style:font-charset="x-symbol"/>
    <style:font-face style:name="Arial" svg:font-family="Arial"/>
    <style:font-face style:name="Consolas1" svg:font-family="Consolas"/>
    <style:font-face style:name="Waree" svg:font-family="Ware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6.2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45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size="10pt" style:text-underline-style="solid" style:text-underline-width="auto" style:text-underline-color="font-color" style:font-size-asian="10pt" style:font-size-complex="10pt"/>
    </style:style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108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" style:family="table-cell" style:parent-style-name="Default" style:data-style-name="N109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110">
      <style:table-cell-properties fo:border-bottom="none" fo:border-left="0.06pt solid #000000" fo:border-right="0.06pt solid #000000" fo:border-top="none"/>
    </style:style>
    <style:style style:name="ce31" style:family="table-cell" style:parent-style-name="Default" style:data-style-name="N110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ext-properties fo:font-size="12pt" style:font-size-asian="12pt" style:font-size-complex="12pt"/>
    </style:style>
    <style:style style:name="ce40" style:family="table-cell" style:parent-style-name="Default" style:data-style-name="N108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41" style:family="table-cell" style:parent-style-name="Default" style:data-style-name="N108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42" style:family="table-cell" style:parent-style-name="Default" style:data-style-name="N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43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font-size="10pt" style:font-size-asian="10pt" style:font-size-complex="10pt"/>
    </style:style>
    <style:style style:name="ce24" style:family="table-cell" style:parent-style-name="Default" style:data-style-name="N11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34" style:family="table-cell" style:parent-style-name="Default" style:data-style-name="N11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font-size="10pt" style:font-size-asian="10pt" style:font-size-complex="10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Default" style:data-style-name="N110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12" style:family="table-cell" style:parent-style-name="Default" style:data-style-name="N108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08"/>
    <style:style style:name="ce19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 style:data-style-name="N2"/>
    <style:style style:name="ce20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 style:vertical-align="automatic"/>
    </style:style>
    <style:style style:name="ce45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ext-properties style:font-name="Waree" style:font-name-asian="Waree" style:font-name-complex="Waree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6" style:family="table-cell" style:parent-style-name="Default" style:data-style-name="N0">
      <style:text-properties fo:color="#dcddde" style:font-name="Consolas" fo:font-size="10pt" style:font-name-asian="Consolas1" style:font-size-asian="10pt" style:font-name-complex="Consolas1" style:font-size-complex="10pt"/>
    </style:style>
    <style:style style:name="gr1" style:family="graphic">
      <style:graphic-properties draw:ole-draw-aspect="1"/>
    </style:style>
    <style:style style:name="T1" style:family="text">
      <style:text-properties style:text-position="-33% 58%" style:font-style-complex="normal" style:font-style-asian="normal" style:font-weight-complex="normal" style:font-weight-asian="normal" style:font-size-complex="10pt" style:font-size-asian="10pt" style:font-name-complex="Arial" style:font-name-asian="Arial" fo:color="#000000" fo:text-shadow="none" style:text-outline="false" fo:font-style="normal" style:text-line-through-type="none" style:text-underline-style="none" style:text-underline-color="font-color" fo:font-weight="normal" fo:font-size="10pt" style:font-name="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style:font-name-complex="Arial" style:font-name-asian="Arial" fo:color="#000000" fo:text-shadow="none" style:text-outline="false" fo:font-style="normal" style:text-line-through-type="none" style:text-underline-style="none" style:text-underline-color="font-color" fo:font-weight="normal" fo:font-size="10pt" style:font-name=""/>
    </style:style>
    <style:style style:name="T3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style:font-style-asian="normal" style:font-weight-complex="normal" style:font-weight-asian="normal" style:font-size-complex="10pt" style:font-size-asian="10pt" style:font-name-complex="Arial" style:font-name-asian="Arial" fo:color="#000000" fo:text-shadow="none" style:text-outline="false" fo:font-style="normal" style:text-line-through-type="none" style:text-underline-style="none" style:text-underline-color="font-color" fo:font-weight="normal" fo:font-size="10pt" style:font-name="" style:text-position="-33% 58%"/>
    </style:style>
    <style:style style:name="T5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1pt" style:font-size-complex="11pt" style:font-weight-asian="normal" style:font-weight-complex="normal" style:font-style-asian="normal" style:font-name=""/>
    </style:style>
    <style:style style:name="T6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name="" style:text-position="33% 58%"/>
    </style:style>
    <style:style style:name="T7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estaw_4" table:style-name="ta1">
        <table:shapes>
          <draw:frame draw:z-index="0" draw:name="Wykres 1" draw:style-name="gr1" svg:width="17.975cm" svg:height="9.751cm" svg:x="23.165cm" svg:y="2.609cm">
            <draw:object draw:notify-on-update-of-ranges="zestaw_4.C17:zestaw_4.C43 zestaw_4.E17:zestaw_4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Wykres 3" draw:style-name="gr1" svg:width="17.975cm" svg:height="9.751cm" svg:x="19.159cm" svg:y="103.381cm">
            <draw:object draw:notify-on-update-of-ranges="zestaw_4.C197:zestaw_4.C210 zestaw_4.E197:zestaw_4.E2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Wykres 4" draw:style-name="gr1" svg:width="17.975cm" svg:height="9.751cm" svg:x="19.159cm" svg:y="53.731cm">
            <draw:object draw:notify-on-update-of-ranges="zestaw_4.C101:zestaw_4.C128 zestaw_4.E101:zestaw_4.E1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009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Ćwiczenie E08IS "Wzmacniacz operacyjny" - wyniki pomiarów, zestaw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paratura użyta w częściach 5.1 i 5.2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). Moduł doświadczalny W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). Zespół Źródeł Sterujących, nr inw. ZŹS-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). Multimetr UT-804, nr inw. I3/RPO/010/T8/50/1 - do pomiaru U<text:span text:style-name="T1">WE</text:span><text:span text:style-name="T2">, zakres 40 V DC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). Multimetr Protek 506, nr inw. WD043.01-005-203 - do pomiaru U<text:span text:style-name="T1">WY</text:span><text:span text:style-name="T2">, zakres 40 V DC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5). Generator funkcyjny DF1641B, nr inw. WD045.01-007-203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6). Oscyloskop cyfrowy SIGLENT SDS 1052DL, nr inw. I3/RPO/010/T8/68/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). Zasilacz Siglent SPD3303D, nr inw. I3/RPO/010/T8/48/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5.1. Wzmacniacz w układzie odwracający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5.1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7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office:value-type="string" calcext:value-type="string">
            <text:p>K<text:span text:style-name="T5">u</text:span><text:span text:style-name="T6">t</text:span></text:p>
          </table:table-cell>
          <table:table-cell office:value-type="string" calcext:value-type="string">
            <text:p>K<text:span text:style-name="T7">u</text:span></text:p>
          </table:table-cell>
          <table:table-cell table:number-columns-repeated="1016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-12.015" calcext:value-type="float">
            <text:p>-12,015</text:p>
          </table:table-cell>
          <table:table-cell table:style-name="ce12" table:formula="of:=ABS([.C17])*0.0005+0.005" office:value-type="float" office:value="0.0110075" calcext:value-type="float">
            <text:p>0,011</text:p>
          </table:table-cell>
          <table:table-cell table:style-name="ce13" office:value-type="float" office:value="14.07" calcext:value-type="float">
            <text:p>14,07</text:p>
          </table:table-cell>
          <table:table-cell table:style-name="ce12" table:formula="of:=ABS([.E17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-11.039" calcext:value-type="float">
            <text:p>-11,039</text:p>
          </table:table-cell>
          <table:table-cell table:style-name="ce12" table:formula="of:=ABS([.C18])*0.0005+0.005" office:value-type="float" office:value="0.0105195" calcext:value-type="float">
            <text:p>0,011</text:p>
          </table:table-cell>
          <table:table-cell table:style-name="ce16" office:value-type="float" office:value="14.07" calcext:value-type="float">
            <text:p>14,07</text:p>
          </table:table-cell>
          <table:table-cell table:style-name="ce12" table:formula="of:=ABS([.E18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10.047" calcext:value-type="float">
            <text:p>-10,047</text:p>
          </table:table-cell>
          <table:table-cell table:style-name="ce12" table:formula="of:=ABS([.C19])*0.0005+0.005" office:value-type="float" office:value="0.0100235" calcext:value-type="float">
            <text:p>0,010</text:p>
          </table:table-cell>
          <table:table-cell table:style-name="ce16" office:value-type="float" office:value="14.07" calcext:value-type="float">
            <text:p>14,07</text:p>
          </table:table-cell>
          <table:table-cell table:style-name="ce12" table:formula="of:=ABS([.E19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9.023" calcext:value-type="float">
            <text:p>-9,023</text:p>
          </table:table-cell>
          <table:table-cell table:style-name="ce12" table:formula="of:=ABS([.C20])*0.0005+0.005" office:value-type="float" office:value="0.0095115" calcext:value-type="float">
            <text:p>0,010</text:p>
          </table:table-cell>
          <table:table-cell table:style-name="ce16" office:value-type="float" office:value="14.07" calcext:value-type="float">
            <text:p>14,07</text:p>
          </table:table-cell>
          <table:table-cell table:style-name="ce12" table:formula="of:=ABS([.E20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8.033" calcext:value-type="float">
            <text:p>-8,033</text:p>
          </table:table-cell>
          <table:table-cell table:style-name="ce12" table:formula="of:=ABS([.C21])*0.0005+0.005" office:value-type="float" office:value="0.0090165" calcext:value-type="float">
            <text:p>0,009</text:p>
          </table:table-cell>
          <table:table-cell table:style-name="ce16" office:value-type="float" office:value="14.07" calcext:value-type="float">
            <text:p>14,07</text:p>
          </table:table-cell>
          <table:table-cell table:style-name="ce12" table:formula="of:=ABS([.E21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7.131" calcext:value-type="float">
            <text:p>-7,131</text:p>
          </table:table-cell>
          <table:table-cell table:style-name="ce12" table:formula="of:=ABS([.C22])*0.0005+0.005" office:value-type="float" office:value="0.0085655" calcext:value-type="float">
            <text:p>0,009</text:p>
          </table:table-cell>
          <table:table-cell table:style-name="ce16" office:value-type="float" office:value="13.97" calcext:value-type="float">
            <text:p>13,97</text:p>
          </table:table-cell>
          <table:table-cell table:style-name="ce12" table:formula="of:=ABS([.E22])*0.005+0.02" office:value-type="float" office:value="0.08985" calcext:value-type="float">
            <text:p>0,090</text:p>
          </table:table-cell>
          <table:table-cell table:formula="of:=-[.B22]/[.A22]" office:value-type="float" office:value="-2" calcext:value-type="float">
            <text:p>-2</text:p>
          </table:table-cell>
          <table:table-cell table:formula="of:=[.E22]/[.C22]" office:value-type="float" office:value="-1.95905202636376" calcext:value-type="float">
            <text:p>-1,9590520263637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6.96" calcext:value-type="float">
            <text:p>-6,960</text:p>
          </table:table-cell>
          <table:table-cell table:style-name="ce12" table:formula="of:=ABS([.C23])*0.0005+0.005" office:value-type="float" office:value="0.00848" calcext:value-type="float">
            <text:p>0,008</text:p>
          </table:table-cell>
          <table:table-cell table:style-name="ce16" office:value-type="float" office:value="13.63" calcext:value-type="float">
            <text:p>13,63</text:p>
          </table:table-cell>
          <table:table-cell table:style-name="ce12" table:formula="of:=ABS([.E23])*0.005+0.02" office:value-type="float" office:value="0.08815" calcext:value-type="float">
            <text:p>0,088</text:p>
          </table:table-cell>
          <table:table-cell table:formula="of:=-[.B23]/[.A23]" office:value-type="float" office:value="-2" calcext:value-type="float">
            <text:p>-2</text:p>
          </table:table-cell>
          <table:table-cell table:formula="of:=[.E23]/[.C23]" office:value-type="float" office:value="-1.95833333333333" calcext:value-type="float">
            <text:p>-1,95833333333333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6.634" calcext:value-type="float">
            <text:p>-6,634</text:p>
          </table:table-cell>
          <table:table-cell table:style-name="ce12" table:formula="of:=ABS([.C24])*0.0005+0.005" office:value-type="float" office:value="0.008317" calcext:value-type="float">
            <text:p>0,008</text:p>
          </table:table-cell>
          <table:table-cell table:style-name="ce16" office:value-type="float" office:value="12.99" calcext:value-type="float">
            <text:p>12,99</text:p>
          </table:table-cell>
          <table:table-cell table:style-name="ce12" table:formula="of:=ABS([.E24])*0.005+0.02" office:value-type="float" office:value="0.08495" calcext:value-type="float">
            <text:p>0,085</text:p>
          </table:table-cell>
          <table:table-cell table:formula="of:=-[.B24]/[.A24]" office:value-type="float" office:value="-2" calcext:value-type="float">
            <text:p>-2</text:p>
          </table:table-cell>
          <table:table-cell table:formula="of:=[.E24]/[.C24]" office:value-type="float" office:value="-1.95809466385288" calcext:value-type="float">
            <text:p>-1,95809466385288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6.011" calcext:value-type="float">
            <text:p>-6,011</text:p>
          </table:table-cell>
          <table:table-cell table:style-name="ce12" table:formula="of:=ABS([.C25])*0.0005+0.005" office:value-type="float" office:value="0.0080055" calcext:value-type="float">
            <text:p>0,008</text:p>
          </table:table-cell>
          <table:table-cell table:style-name="ce16" office:value-type="float" office:value="11.78" calcext:value-type="float">
            <text:p>11,78</text:p>
          </table:table-cell>
          <table:table-cell table:style-name="ce12" table:formula="of:=ABS([.E25])*0.005+0.02" office:value-type="float" office:value="0.0789" calcext:value-type="float">
            <text:p>0,079</text:p>
          </table:table-cell>
          <table:table-cell table:formula="of:=-[.B25]/[.A25]" office:value-type="float" office:value="-2" calcext:value-type="float">
            <text:p>-2</text:p>
          </table:table-cell>
          <table:table-cell table:formula="of:=[.E25]/[.C25]" office:value-type="float" office:value="-1.95974047579438" calcext:value-type="float">
            <text:p>-1,95974047579438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5.032" calcext:value-type="float">
            <text:p>-5,032</text:p>
          </table:table-cell>
          <table:table-cell table:style-name="ce12" table:formula="of:=ABS([.C26])*0.0005+0.005" office:value-type="float" office:value="0.007516" calcext:value-type="float">
            <text:p>0,008</text:p>
          </table:table-cell>
          <table:table-cell table:style-name="ce16" office:value-type="float" office:value="9.87" calcext:value-type="float">
            <text:p>9,87</text:p>
          </table:table-cell>
          <table:table-cell table:style-name="ce12" table:formula="of:=ABS([.E26])*0.005+0.02" office:value-type="float" office:value="0.06935" calcext:value-type="float">
            <text:p>0,069</text:p>
          </table:table-cell>
          <table:table-cell table:formula="of:=-[.B26]/[.A26]" office:value-type="float" office:value="-2" calcext:value-type="float">
            <text:p>-2</text:p>
          </table:table-cell>
          <table:table-cell table:formula="of:=[.E26]/[.C26]" office:value-type="float" office:value="-1.96144674085851" calcext:value-type="float">
            <text:p>-1,96144674085851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3.999" calcext:value-type="float">
            <text:p>-3,999</text:p>
          </table:table-cell>
          <table:table-cell table:style-name="ce12" table:formula="of:=ABS([.C27])*0.0005+0.005" office:value-type="float" office:value="0.0069995" calcext:value-type="float">
            <text:p>0,007</text:p>
          </table:table-cell>
          <table:table-cell table:style-name="ce16" office:value-type="float" office:value="7.84" calcext:value-type="float">
            <text:p>7,84</text:p>
          </table:table-cell>
          <table:table-cell table:style-name="ce12" table:formula="of:=ABS([.E27])*0.005+0.02" office:value-type="float" office:value="0.0592" calcext:value-type="float">
            <text:p>0,059</text:p>
          </table:table-cell>
          <table:table-cell table:formula="of:=-[.B27]/[.A27]" office:value-type="float" office:value="-2" calcext:value-type="float">
            <text:p>-2</text:p>
          </table:table-cell>
          <table:table-cell table:formula="of:=[.E27]/[.C27]" office:value-type="float" office:value="-1.96049012253063" calcext:value-type="float">
            <text:p>-1,96049012253063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3.003" calcext:value-type="float">
            <text:p>-3,003</text:p>
          </table:table-cell>
          <table:table-cell table:style-name="ce12" table:formula="of:=ABS([.C28])*0.0005+0.005" office:value-type="float" office:value="0.0065015" calcext:value-type="float">
            <text:p>0,007</text:p>
          </table:table-cell>
          <table:table-cell table:style-name="ce16" office:value-type="float" office:value="5.88" calcext:value-type="float">
            <text:p>5,88</text:p>
          </table:table-cell>
          <table:table-cell table:style-name="ce12" table:formula="of:=ABS([.E28])*0.005+0.02" office:value-type="float" office:value="0.0494" calcext:value-type="float">
            <text:p>0,049</text:p>
          </table:table-cell>
          <table:table-cell table:formula="of:=-[.B28]/[.A28]" office:value-type="float" office:value="-2" calcext:value-type="float">
            <text:p>-2</text:p>
          </table:table-cell>
          <table:table-cell table:formula="of:=[.E28]/[.C28]" office:value-type="float" office:value="-1.95804195804196" calcext:value-type="float">
            <text:p>-1,9580419580419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1.99" calcext:value-type="float">
            <text:p>-1,990</text:p>
          </table:table-cell>
          <table:table-cell table:style-name="ce12" table:formula="of:=ABS([.C29])*0.0005+0.005" office:value-type="float" office:value="0.005995" calcext:value-type="float">
            <text:p>0,006</text:p>
          </table:table-cell>
          <table:table-cell table:style-name="ce16" office:value-type="float" office:value="3.9" calcext:value-type="float">
            <text:p>3,90</text:p>
          </table:table-cell>
          <table:table-cell table:style-name="ce12" table:formula="of:=ABS([.E29])*0.005+0.02" office:value-type="float" office:value="0.0395" calcext:value-type="float">
            <text:p>0,040</text:p>
          </table:table-cell>
          <table:table-cell table:formula="of:=-[.B29]/[.A29]" office:value-type="float" office:value="-2" calcext:value-type="float">
            <text:p>-2</text:p>
          </table:table-cell>
          <table:table-cell table:formula="of:=[.E29]/[.C29]" office:value-type="float" office:value="-1.95979899497487" calcext:value-type="float">
            <text:p>-1,9597989949748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0.991" calcext:value-type="float">
            <text:p>-0,991</text:p>
          </table:table-cell>
          <table:table-cell table:style-name="ce12" table:formula="of:=ABS([.C30])*0.0005+0.005" office:value-type="float" office:value="0.0054955" calcext:value-type="float">
            <text:p>0,005</text:p>
          </table:table-cell>
          <table:table-cell table:style-name="ce16" office:value-type="float" office:value="1.94" calcext:value-type="float">
            <text:p>1,94</text:p>
          </table:table-cell>
          <table:table-cell table:style-name="ce12" table:formula="of:=ABS([.E30])*0.005+0.02" office:value-type="float" office:value="0.0297" calcext:value-type="float">
            <text:p>0,030</text:p>
          </table:table-cell>
          <table:table-cell table:formula="of:=-[.B30]/[.A30]" office:value-type="float" office:value="-2" calcext:value-type="float">
            <text:p>-2</text:p>
          </table:table-cell>
          <table:table-cell table:formula="of:=[.E30]/[.C30]" office:value-type="float" office:value="-1.95761856710394" calcext:value-type="float">
            <text:p>-1,95761856710394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0.035" calcext:value-type="float">
            <text:p>0,035</text:p>
          </table:table-cell>
          <table:table-cell table:style-name="ce12" table:formula="of:=ABS([.C31])*0.0005+0.005" office:value-type="float" office:value="0.0050175" calcext:value-type="float">
            <text:p>0,005</text:p>
          </table:table-cell>
          <table:table-cell table:style-name="ce16" office:value-type="float" office:value="-0.07" calcext:value-type="float">
            <text:p>-0,07</text:p>
          </table:table-cell>
          <table:table-cell table:style-name="ce12" table:formula="of:=ABS([.E31])*0.005+0.02" office:value-type="float" office:value="0.02035" calcext:value-type="float">
            <text:p>0,020</text:p>
          </table:table-cell>
          <table:table-cell table:formula="of:=-[.B31]/[.A31]" office:value-type="float" office:value="-2" calcext:value-type="float">
            <text:p>-2</text:p>
          </table:table-cell>
          <table:table-cell table:formula="of:=[.E31]/[.C31]" office:value-type="float" office:value="-2" calcext:value-type="float">
            <text:p>-2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.062" calcext:value-type="float">
            <text:p>1,062</text:p>
          </table:table-cell>
          <table:table-cell table:style-name="ce12" table:formula="of:=ABS([.C32])*0.0005+0.005" office:value-type="float" office:value="0.005531" calcext:value-type="float">
            <text:p>0,006</text:p>
          </table:table-cell>
          <table:table-cell table:style-name="ce16" office:value-type="float" office:value="-2.08" calcext:value-type="float">
            <text:p>-2,08</text:p>
          </table:table-cell>
          <table:table-cell table:style-name="ce12" table:formula="of:=ABS([.E32])*0.005+0.02" office:value-type="float" office:value="0.0304" calcext:value-type="float">
            <text:p>0,030</text:p>
          </table:table-cell>
          <table:table-cell table:formula="of:=-[.B32]/[.A32]" office:value-type="float" office:value="-2" calcext:value-type="float">
            <text:p>-2</text:p>
          </table:table-cell>
          <table:table-cell table:formula="of:=[.E32]/[.C32]" office:value-type="float" office:value="-1.95856873822976" calcext:value-type="float">
            <text:p>-1,9585687382297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2.039" calcext:value-type="float">
            <text:p>2,039</text:p>
          </table:table-cell>
          <table:table-cell table:style-name="ce12" table:formula="of:=ABS([.C33])*0.0005+0.005" office:value-type="float" office:value="0.0060195" calcext:value-type="float">
            <text:p>0,006</text:p>
          </table:table-cell>
          <table:table-cell table:style-name="ce16" office:value-type="float" office:value="-4" calcext:value-type="float">
            <text:p>-4,00</text:p>
          </table:table-cell>
          <table:table-cell table:style-name="ce12" table:formula="of:=ABS([.E33])*0.005+0.02" office:value-type="float" office:value="0.04" calcext:value-type="float">
            <text:p>0,040</text:p>
          </table:table-cell>
          <table:table-cell table:formula="of:=-[.B33]/[.A33]" office:value-type="float" office:value="-2" calcext:value-type="float">
            <text:p>-2</text:p>
          </table:table-cell>
          <table:table-cell table:formula="of:=[.E33]/[.C33]" office:value-type="float" office:value="-1.96174595389897" calcext:value-type="float">
            <text:p>-1,9617459538989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3.003" calcext:value-type="float">
            <text:p>3,003</text:p>
          </table:table-cell>
          <table:table-cell table:style-name="ce12" table:formula="of:=ABS([.C34])*0.0005+0.005" office:value-type="float" office:value="0.0065015" calcext:value-type="float">
            <text:p>0,007</text:p>
          </table:table-cell>
          <table:table-cell table:style-name="ce16" office:value-type="float" office:value="-5.94" calcext:value-type="float">
            <text:p>-5,94</text:p>
          </table:table-cell>
          <table:table-cell table:style-name="ce12" table:formula="of:=ABS([.E34])*0.005+0.02" office:value-type="float" office:value="0.0497" calcext:value-type="float">
            <text:p>0,050</text:p>
          </table:table-cell>
          <table:table-cell table:formula="of:=-[.B34]/[.A34]" office:value-type="float" office:value="-2" calcext:value-type="float">
            <text:p>-2</text:p>
          </table:table-cell>
          <table:table-cell table:formula="of:=[.E34]/[.C34]" office:value-type="float" office:value="-1.97802197802198" calcext:value-type="float">
            <text:p>-1,97802197802198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07" calcext:value-type="float">
            <text:p>4,070</text:p>
          </table:table-cell>
          <table:table-cell table:style-name="ce12" table:formula="of:=ABS([.C35])*0.0005+0.005" office:value-type="float" office:value="0.007035" calcext:value-type="float">
            <text:p>0,007</text:p>
          </table:table-cell>
          <table:table-cell table:style-name="ce16" office:value-type="float" office:value="-7.97" calcext:value-type="float">
            <text:p>-7,97</text:p>
          </table:table-cell>
          <table:table-cell table:style-name="ce12" table:formula="of:=ABS([.E35])*0.005+0.02" office:value-type="float" office:value="0.05985" calcext:value-type="float">
            <text:p>0,060</text:p>
          </table:table-cell>
          <table:table-cell table:formula="of:=-[.B35]/[.A35]" office:value-type="float" office:value="-2" calcext:value-type="float">
            <text:p>-2</text:p>
          </table:table-cell>
          <table:table-cell table:formula="of:=[.E35]/[.C35]" office:value-type="float" office:value="-1.95823095823096" calcext:value-type="float">
            <text:p>-1,9582309582309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.011" calcext:value-type="float">
            <text:p>5,011</text:p>
          </table:table-cell>
          <table:table-cell table:style-name="ce12" table:formula="of:=ABS([.C36])*0.0005+0.005" office:value-type="float" office:value="0.0075055" calcext:value-type="float">
            <text:p>0,008</text:p>
          </table:table-cell>
          <table:table-cell table:style-name="ce16" office:value-type="float" office:value="-9.82" calcext:value-type="float">
            <text:p>-9,82</text:p>
          </table:table-cell>
          <table:table-cell table:style-name="ce12" table:formula="of:=ABS([.E36])*0.005+0.02" office:value-type="float" office:value="0.0691" calcext:value-type="float">
            <text:p>0,069</text:p>
          </table:table-cell>
          <table:table-cell table:formula="of:=-[.B36]/[.A36]" office:value-type="float" office:value="-2" calcext:value-type="float">
            <text:p>-2</text:p>
          </table:table-cell>
          <table:table-cell table:formula="of:=[.E36]/[.C36]" office:value-type="float" office:value="-1.95968868489323" calcext:value-type="float">
            <text:p>-1,95968868489323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.716" calcext:value-type="float">
            <text:p>5,716</text:p>
          </table:table-cell>
          <table:table-cell table:style-name="ce12" table:formula="of:=ABS([.C37])*0.0005+0.005" office:value-type="float" office:value="0.007858" calcext:value-type="float">
            <text:p>0,008</text:p>
          </table:table-cell>
          <table:table-cell table:style-name="ce16" office:value-type="float" office:value="-11.2" calcext:value-type="float">
            <text:p>-11,20</text:p>
          </table:table-cell>
          <table:table-cell table:style-name="ce12" table:formula="of:=ABS([.E37])*0.005+0.02" office:value-type="float" office:value="0.076" calcext:value-type="float">
            <text:p>0,076</text:p>
          </table:table-cell>
          <table:table-cell table:formula="of:=-[.B37]/[.A37]" office:value-type="float" office:value="-2" calcext:value-type="float">
            <text:p>-2</text:p>
          </table:table-cell>
          <table:table-cell table:formula="of:=[.E37]/[.C37]" office:value-type="float" office:value="-1.9594121763471" calcext:value-type="float">
            <text:p>-1,9594121763471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6.061" calcext:value-type="float">
            <text:p>6,061</text:p>
          </table:table-cell>
          <table:table-cell table:style-name="ce12" table:formula="of:=ABS([.C38])*0.0005+0.005" office:value-type="float" office:value="0.0080305" calcext:value-type="float">
            <text:p>0,008</text:p>
          </table:table-cell>
          <table:table-cell table:style-name="ce16" office:value-type="float" office:value="-11.87" calcext:value-type="float">
            <text:p>-11,87</text:p>
          </table:table-cell>
          <table:table-cell table:style-name="ce12" table:formula="of:=ABS([.E38])*0.005+0.02" office:value-type="float" office:value="0.07935" calcext:value-type="float">
            <text:p>0,079</text:p>
          </table:table-cell>
          <table:table-cell table:formula="of:=-[.B38]/[.A38]" office:value-type="float" office:value="-2" calcext:value-type="float">
            <text:p>-2</text:p>
          </table:table-cell>
          <table:table-cell table:formula="of:=[.E38]/[.C38]" office:value-type="float" office:value="-1.95842270252434" calcext:value-type="float">
            <text:p>-1,95842270252434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6.475" calcext:value-type="float">
            <text:p>6,475</text:p>
          </table:table-cell>
          <table:table-cell table:style-name="ce12" table:formula="of:=ABS([.C39])*0.0005+0.005" office:value-type="float" office:value="0.0082375" calcext:value-type="float">
            <text:p>0,008</text:p>
          </table:table-cell>
          <table:table-cell table:style-name="ce16" office:value-type="float" office:value="-12.69" calcext:value-type="float">
            <text:p>-12,69</text:p>
          </table:table-cell>
          <table:table-cell table:style-name="ce12" table:formula="of:=ABS([.E39])*0.005+0.02" office:value-type="float" office:value="0.08345" calcext:value-type="float">
            <text:p>0,083</text:p>
          </table:table-cell>
          <table:table-cell table:formula="of:=-[.B39]/[.A39]" office:value-type="float" office:value="-2" calcext:value-type="float">
            <text:p>-2</text:p>
          </table:table-cell>
          <table:table-cell table:formula="of:=[.E39]/[.C39]" office:value-type="float" office:value="-1.95984555984556" calcext:value-type="float">
            <text:p>-1,9598455598455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7.058" calcext:value-type="float">
            <text:p>7,058</text:p>
          </table:table-cell>
          <table:table-cell table:style-name="ce12" table:formula="of:=ABS([.C40])*0.0005+0.005" office:value-type="float" office:value="0.008529" calcext:value-type="float">
            <text:p>0,009</text:p>
          </table:table-cell>
          <table:table-cell table:style-name="ce16" office:value-type="float" office:value="-13.04" calcext:value-type="float">
            <text:p>-13,04</text:p>
          </table:table-cell>
          <table:table-cell table:style-name="ce12" table:formula="of:=ABS([.E40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8.029" calcext:value-type="float">
            <text:p>8,029</text:p>
          </table:table-cell>
          <table:table-cell table:style-name="ce12" table:formula="of:=ABS([.C41])*0.0005+0.005" office:value-type="float" office:value="0.0090145" calcext:value-type="float">
            <text:p>0,009</text:p>
          </table:table-cell>
          <table:table-cell table:style-name="ce16" office:value-type="float" office:value="-13.04" calcext:value-type="float">
            <text:p>-13,04</text:p>
          </table:table-cell>
          <table:table-cell table:style-name="ce12" table:formula="of:=ABS([.E41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0.128" calcext:value-type="float">
            <text:p>10,128</text:p>
          </table:table-cell>
          <table:table-cell table:style-name="ce12" table:formula="of:=ABS([.C42])*0.0005+0.005" office:value-type="float" office:value="0.010064" calcext:value-type="float">
            <text:p>0,010</text:p>
          </table:table-cell>
          <table:table-cell table:style-name="ce16" office:value-type="float" office:value="-13.04" calcext:value-type="float">
            <text:p>-13,04</text:p>
          </table:table-cell>
          <table:table-cell table:style-name="ce12" table:formula="of:=ABS([.E42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1.924" calcext:value-type="float">
            <text:p>11,924</text:p>
          </table:table-cell>
          <table:table-cell table:style-name="ce12" table:formula="of:=ABS([.C43])*0.0005+0.005" office:value-type="float" office:value="0.010962" calcext:value-type="float">
            <text:p>0,011</text:p>
          </table:table-cell>
          <table:table-cell table:style-name="ce20" office:value-type="float" office:value="-13.04" calcext:value-type="float">
            <text:p>-13,04</text:p>
          </table:table-cell>
          <table:table-cell table:style-name="ce12" table:formula="of:=ABS([.E43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1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R<text:span text:style-name="T3">S1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office:value-type="string" calcext:value-type="string">
            <text:p>RWE</text:p>
          </table:table-cell>
          <table:table-cell table:style-name="ce21" office:value-type="string" calcext:value-type="string">
            <text:p>∆RW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y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∞</text:p>
          </table:table-cell>
          <table:table-cell table:style-name="ce12" office:value-type="float" office:value="-5.03" calcext:value-type="float">
            <text:p>-5,030</text:p>
          </table:table-cell>
          <table:table-cell table:style-name="ce12" table:formula="of:=ABS([.C50])*0.0005+0.005" office:value-type="float" office:value="0.007515" calcext:value-type="float">
            <text:p>0,008</text:p>
          </table:table-cell>
          <table:table-cell table:style-name="ce13" office:value-type="float" office:value="9.85" calcext:value-type="float">
            <text:p>9,85</text:p>
          </table:table-cell>
          <table:table-cell table:style-name="ce12" table:formula="of:=ABS([.E50])*0.005+0.02" office:value-type="float" office:value="0.06925" calcext:value-type="float">
            <text:p>0,069</text:p>
          </table:table-cell>
          <table:table-cell table:number-columns-repeated="1018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∞</text:p>
          </table:table-cell>
          <table:table-cell table:style-name="ce19" office:value-type="float" office:value="-5.03" calcext:value-type="float">
            <text:p>-5,030</text:p>
          </table:table-cell>
          <table:table-cell table:style-name="ce12" table:formula="of:=ABS([.C51])*0.0005+0.005" office:value-type="float" office:value="0.007515" calcext:value-type="float">
            <text:p>0,008</text:p>
          </table:table-cell>
          <table:table-cell table:style-name="ce20" office:value-type="float" office:value="4.98" calcext:value-type="float">
            <text:p>4,98</text:p>
          </table:table-cell>
          <table:table-cell table:style-name="ce12" table:formula="of:=ABS([.E51])*0.005+0.02" office:value-type="float" office:value="0.0449" calcext:value-type="float">
            <text:p>0,045</text:p>
          </table:table-cell>
          <table:table-cell table:formula="of:=[.A51]/(([.E50]/[.E51])-1)" office:value-type="float" office:value="10.2258726899384" calcext:value-type="float">
            <text:p>10,2258726899384</text:p>
          </table:table-cell>
          <table:table-cell table:formula="of:=[.A51]/POWER(([.C51]/[.E51]) - 1;2)*(1/[.E51])*(SQRT(POWER([.D51];2)+POWER([.C51]/[.E51];2)*POWER([.F51];2)))" office:value-type="float" office:value="0.0228469623156365" calcext:value-type="float">
            <text:p>0,022846962315637</text:p>
          </table:table-cell>
          <table:table-cell/>
          <table:table-cell table:style-name="ce25" table:formula="of:=[.E51]" office:value-type="float" office:value="4.98" calcext:value-type="float">
            <text:p>4,98</text:p>
          </table:table-cell>
          <table:table-cell table:formula="of:=[.E51]*[.A51]" office:value-type="float" office:value="49.8" calcext:value-type="float">
            <text:p>49,8</text:p>
          </table:table-cell>
          <table:table-cell table:formula="of:=[.J51]/[.K51]" office:value-type="float" office:value="0.1" calcext:value-type="float">
            <text:p>0,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5.1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R<text:span text:style-name="T3">S1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office:value-type="string" calcext:value-type="string">
            <text:p>RWY</text:p>
          </table:table-cell>
          <table:table-cell table:style-name="ce21" office:value-type="string" calcext:value-type="string">
            <text:p>∆RW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/z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∞</text:p>
          </table:table-cell>
          <table:table-cell table:style-name="ce12" office:value-type="float" office:value="-6.126" calcext:value-type="float">
            <text:p>-6,126</text:p>
          </table:table-cell>
          <table:table-cell table:style-name="ce12" table:formula="of:=ABS([.C58])*0.0005+0.005" office:value-type="float" office:value="0.008063" calcext:value-type="float">
            <text:p>0,008</text:p>
          </table:table-cell>
          <table:table-cell table:style-name="ce13" office:value-type="float" office:value="12" calcext:value-type="float">
            <text:p>12,00</text:p>
          </table:table-cell>
          <table:table-cell table:style-name="ce12" table:formula="of:=ABS([.E58])*0.005+0.02" office:value-type="float" office:value="0.08" calcext:value-type="float">
            <text:p>0,080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6.126" calcext:value-type="float">
            <text:p>-6,126</text:p>
          </table:table-cell>
          <table:table-cell table:style-name="ce12" table:formula="of:=ABS([.C59])*0.0005+0.005" office:value-type="float" office:value="0.008063" calcext:value-type="float">
            <text:p>0,008</text:p>
          </table:table-cell>
          <table:table-cell table:style-name="ce16" office:value-type="float" office:value="12" calcext:value-type="float">
            <text:p>12,00</text:p>
          </table:table-cell>
          <table:table-cell table:style-name="ce12" table:formula="of:=ABS([.E59])*0.005+0.02" office:value-type="float" office:value="0.08" calcext:value-type="float">
            <text:p>0,080</text:p>
          </table:table-cell>
          <table:table-cell table:formula="of:=[.B59]*(([.E59]/([.E59]*[.B59]))-1)" office:value-type="float" office:value="-19" calcext:value-type="float">
            <text:p>-19</text:p>
          </table:table-cell>
          <table:table-cell table:formula="of:=[.B59]*(1/[.K59])*SQRT(POWER([.F59];2) + POWER([.L59];2)* POWER([.F59]*[.B59];2))" office:value-type="float" office:value="0.00942809041582064" calcext:value-type="float">
            <text:p>0,009428090415821</text:p>
          </table:table-cell>
          <table:table-cell/>
          <table:table-cell table:style-name="ce25" table:formula="of:=[.E59]" office:value-type="float" office:value="12" calcext:value-type="float">
            <text:p>12,00</text:p>
          </table:table-cell>
          <table:table-cell table:formula="of:=[.E59]*[.B59]" office:value-type="float" office:value="240" calcext:value-type="float">
            <text:p>240</text:p>
          </table:table-cell>
          <table:table-cell table:formula="of:=[.J59]/[.K59]" office:value-type="float" office:value="0.05" calcext:value-type="float">
            <text:p>0,05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-6.126" calcext:value-type="float">
            <text:p>-6,126</text:p>
          </table:table-cell>
          <table:table-cell table:style-name="ce12" table:formula="of:=ABS([.C60])*0.0005+0.005" office:value-type="float" office:value="0.008063" calcext:value-type="float">
            <text:p>0,008</text:p>
          </table:table-cell>
          <table:table-cell table:style-name="ce16" office:value-type="float" office:value="12" calcext:value-type="float">
            <text:p>12,00</text:p>
          </table:table-cell>
          <table:table-cell table:style-name="ce12" table:formula="of:=ABS([.E60])*0.005+0.02" office:value-type="float" office:value="0.08" calcext:value-type="float">
            <text:p>0,080</text:p>
          </table:table-cell>
          <table:table-cell table:formula="of:=[.B60]*(([.E60]/([.E60]*[.B60]))-1)" office:value-type="float" office:value="-9" calcext:value-type="float">
            <text:p>-9</text:p>
          </table:table-cell>
          <table:table-cell table:formula="of:=[.B60]*(1/[.K60])*SQRT(POWER([.F60];2) + POWER([.L60];2)* POWER([.F60]*[.B60];2))" office:value-type="float" office:value="0.00942809041582064" calcext:value-type="float">
            <text:p>0,009428090415821</text:p>
          </table:table-cell>
          <table:table-cell/>
          <table:table-cell table:style-name="ce25" table:formula="of:=[.E60]" office:value-type="float" office:value="12" calcext:value-type="float">
            <text:p>12,00</text:p>
          </table:table-cell>
          <table:table-cell table:formula="of:=[.E60]*[.B60]" office:value-type="float" office:value="120" calcext:value-type="float">
            <text:p>120</text:p>
          </table:table-cell>
          <table:table-cell table:formula="of:=[.J60]/[.K60]" office:value-type="float" office:value="0.1" calcext:value-type="float">
            <text:p>0,1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-6.126" calcext:value-type="float">
            <text:p>-6,126</text:p>
          </table:table-cell>
          <table:table-cell table:style-name="ce12" table:formula="of:=ABS([.C61])*0.0005+0.005" office:value-type="float" office:value="0.008063" calcext:value-type="float">
            <text:p>0,008</text:p>
          </table:table-cell>
          <table:table-cell table:style-name="ce16" office:value-type="float" office:value="12" calcext:value-type="float">
            <text:p>12,00</text:p>
          </table:table-cell>
          <table:table-cell table:style-name="ce12" table:formula="of:=ABS([.E61])*0.005+0.02" office:value-type="float" office:value="0.08" calcext:value-type="float">
            <text:p>0,080</text:p>
          </table:table-cell>
          <table:table-cell table:formula="of:=[.B61]*(([.E61]/([.E61]*[.B61]))-1)" office:value-type="float" office:value="-4" calcext:value-type="float">
            <text:p>-4</text:p>
          </table:table-cell>
          <table:table-cell table:formula="of:=[.B61]*(1/[.K61])*SQRT(POWER([.F61];2) + POWER([.L61];2)* POWER([.F61]*[.B61];2))" office:value-type="float" office:value="0.00942809041582064" calcext:value-type="float">
            <text:p>0,009428090415821</text:p>
          </table:table-cell>
          <table:table-cell/>
          <table:table-cell table:style-name="ce25" table:formula="of:=[.E61]" office:value-type="float" office:value="12" calcext:value-type="float">
            <text:p>12,00</text:p>
          </table:table-cell>
          <table:table-cell table:formula="of:=[.E61]*[.B61]" office:value-type="float" office:value="60" calcext:value-type="float">
            <text:p>60</text:p>
          </table:table-cell>
          <table:table-cell table:formula="of:=[.J61]/[.K61]" office:value-type="float" office:value="0.2" calcext:value-type="float">
            <text:p>0,2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-6.126" calcext:value-type="float">
            <text:p>-6,126</text:p>
          </table:table-cell>
          <table:table-cell table:style-name="ce12" table:formula="of:=ABS([.C62])*0.0005+0.005" office:value-type="float" office:value="0.008063" calcext:value-type="float">
            <text:p>0,008</text:p>
          </table:table-cell>
          <table:table-cell table:style-name="ce20" office:value-type="float" office:value="12" calcext:value-type="float">
            <text:p>12,00</text:p>
          </table:table-cell>
          <table:table-cell table:style-name="ce12" table:formula="of:=ABS([.E62])*0.005+0.02" office:value-type="float" office:value="0.08" calcext:value-type="float">
            <text:p>0,080</text:p>
          </table:table-cell>
          <table:table-cell table:formula="of:=[.B62]*(([.E62]/([.E62]*[.B62]))-1)" office:value-type="float" office:value="-1" calcext:value-type="float">
            <text:p>-1</text:p>
          </table:table-cell>
          <table:table-cell table:formula="of:=[.B62]*(1/[.K62])*SQRT(POWER([.F62];2) + POWER([.L62];2)* POWER([.F62]*[.B62];2))" office:value-type="float" office:value="0.00942809041582063" calcext:value-type="float">
            <text:p>0,009428090415821</text:p>
          </table:table-cell>
          <table:table-cell/>
          <table:table-cell table:style-name="ce25" table:formula="of:=[.E62]" office:value-type="float" office:value="12" calcext:value-type="float">
            <text:p>12,00</text:p>
          </table:table-cell>
          <table:table-cell table:formula="of:=[.E62]*[.B62]" office:value-type="float" office:value="24" calcext:value-type="float">
            <text:p>24</text:p>
          </table:table-cell>
          <table:table-cell table:formula="of:=[.J62]/[.K62]" office:value-type="float" office:value="0.5" calcext:value-type="float">
            <text:p>0,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5"/>
          <table:table-cell table:number-columns-repeated="1014"/>
        </table:table-row>
        <table:table-row table:style-name="ro2">
          <table:table-cell table:number-columns-repeated="8"/>
          <table:table-cell>
            <draw:frame draw:z-index="3" draw:name="Wykres 6" draw:style-name="gr1" svg:width="16.153cm" svg:height="9.684cm" svg:x="0.624cm" svg:y="1.156cm">
              <draw:object draw:notify-on-update-of-ranges="zestaw_4.A71:zestaw_4.A79 zestaw_4.F71:zestaw_4.F7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5.1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Z<text:span text:style-name="T1">1</text:span><text:span text:style-name="T2"> = 5 kΩ, Z</text:span><text:span text:style-name="T4">2</text:span><text:span text:style-name="T2"> = 5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5">u</text:span><text:span text:style-name="T6">tA</text:span></text:p>
          </table:table-cell>
          <table:table-cell office:value-type="string" calcext:value-type="string">
            <text:p>K<text:span text:style-name="T5">u</text:span><text:span text:style-name="T6">A</text:span></text:p>
          </table:table-cell>
          <table:table-cell office:value-type="string" calcext:value-type="string">
            <text:p>K<text:span text:style-name="T5">u</text:span><text:span text:style-name="T6">A</text:span>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[kHz]</text:p>
          </table:table-cell>
          <table:table-cell table:number-columns-repeated="2" table:style-name="ce10" office:value-type="string" calcext:value-type="string">
            <text:p>[V]</text:p>
          </table:table-cell>
          <table:table-cell table:number-columns-repeated="3" office:value-type="string" calcext:value-type="string">
            <text:p>[dB]</text:p>
          </table:table-cell>
          <table:table-cell table:number-columns-repeated="1018"/>
        </table:table-row>
        <table:table-row table:style-name="ro2">
          <table:table-cell table:style-name="ce29" office:value-type="float" office:value="0.301" calcext:value-type="float">
            <text:p>0,3010</text:p>
          </table:table-cell>
          <table:table-cell table:style-name="ce11" office:value-type="float" office:value="0.172" calcext:value-type="float">
            <text:p>0,172</text:p>
          </table:table-cell>
          <table:table-cell table:style-name="ce11" office:value-type="float" office:value="1.68" calcext:value-type="float">
            <text:p>1,68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1]/[.B71]) )" office:value-type="float" office:value="19.7956166963663" calcext:value-type="float">
            <text:p>19,7956166963663</text:p>
          </table:table-cell>
          <table:table-cell table:formula="of:=20*LOG10(ABS([.C71]/[.B71]))" office:value-type="float" office:value="19.7956166963663" calcext:value-type="float">
            <text:p>19,7956166963663</text:p>
          </table:table-cell>
          <table:table-cell table:number-columns-repeated="1018"/>
        </table:table-row>
        <table:table-row table:style-name="ro2">
          <table:table-cell table:style-name="ce30" office:value-type="float" office:value="105.5" calcext:value-type="float">
            <text:p>105,5</text:p>
          </table:table-cell>
          <table:table-cell table:style-name="ce14" office:value-type="float" office:value="0.176" calcext:value-type="float">
            <text:p>0,176</text:p>
          </table:table-cell>
          <table:table-cell table:style-name="ce17" office:value-type="float" office:value="0.84" calcext:value-type="float">
            <text:p>0,840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2]/[.B72]) )" office:value-type="float" office:value="13.5753323649546" calcext:value-type="float">
            <text:p>13,5753323649546</text:p>
          </table:table-cell>
          <table:table-cell table:formula="of:=20*LOG10(ABS([.C72]/[.B72]))" office:value-type="float" office:value="13.5753323649546" calcext:value-type="float">
            <text:p>13,5753323649546</text:p>
          </table:table-cell>
          <table:table-cell table:number-columns-repeated="1018"/>
        </table:table-row>
        <table:table-row table:style-name="ro2">
          <table:table-cell table:style-name="ce30" office:value-type="float" office:value="171.9" calcext:value-type="float">
            <text:p>171,9</text:p>
          </table:table-cell>
          <table:table-cell table:style-name="ce14" office:value-type="float" office:value="0.176" calcext:value-type="float">
            <text:p>0,176</text:p>
          </table:table-cell>
          <table:table-cell table:style-name="ce17" office:value-type="float" office:value="0.552" calcext:value-type="float">
            <text:p>0,552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3]/[.B73]) )" office:value-type="float" office:value="9.92852819830098" calcext:value-type="float">
            <text:p>9,92852819830098</text:p>
          </table:table-cell>
          <table:table-cell table:formula="of:=20*LOG10(ABS([.C73]/[.B73]))" office:value-type="float" office:value="9.92852819830098" calcext:value-type="float">
            <text:p>9,92852819830098</text:p>
          </table:table-cell>
          <table:table-cell table:number-columns-repeated="1018"/>
        </table:table-row>
        <table:table-row table:style-name="ro2">
          <table:table-cell table:style-name="ce30" office:value-type="float" office:value="222.6" calcext:value-type="float">
            <text:p>222,6</text:p>
          </table:table-cell>
          <table:table-cell table:style-name="ce14" office:value-type="float" office:value="0.174" calcext:value-type="float">
            <text:p>0,174</text:p>
          </table:table-cell>
          <table:table-cell table:style-name="ce17" office:value-type="float" office:value="0.424" calcext:value-type="float">
            <text:p>0,424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4]/[.B74]) )" office:value-type="float" office:value="7.73633216620266" calcext:value-type="float">
            <text:p>7,73633216620266</text:p>
          </table:table-cell>
          <table:table-cell table:formula="of:=20*LOG10(ABS([.C74]/[.B74]))" office:value-type="float" office:value="7.73633216620266" calcext:value-type="float">
            <text:p>7,73633216620266</text:p>
          </table:table-cell>
          <table:table-cell table:number-columns-repeated="1018"/>
        </table:table-row>
        <table:table-row table:style-name="ro2">
          <table:table-cell table:style-name="ce30" office:value-type="float" office:value="281" calcext:value-type="float">
            <text:p>281,0</text:p>
          </table:table-cell>
          <table:table-cell table:style-name="ce14" office:value-type="float" office:value="0.174" calcext:value-type="float">
            <text:p>0,174</text:p>
          </table:table-cell>
          <table:table-cell table:style-name="ce17" office:value-type="float" office:value="0.332" calcext:value-type="float">
            <text:p>0,332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5]/[.B75]) )" office:value-type="float" office:value="5.61177670842873" calcext:value-type="float">
            <text:p>5,61177670842873</text:p>
          </table:table-cell>
          <table:table-cell table:formula="of:=20*LOG10(ABS([.C75]/[.B75]))" office:value-type="float" office:value="5.61177670842873" calcext:value-type="float">
            <text:p>5,61177670842873</text:p>
          </table:table-cell>
          <table:table-cell table:number-columns-repeated="1018"/>
        </table:table-row>
        <table:table-row table:style-name="ro2">
          <table:table-cell table:style-name="ce30" office:value-type="float" office:value="325.1" calcext:value-type="float">
            <text:p>325,1</text:p>
          </table:table-cell>
          <table:table-cell table:style-name="ce14" office:value-type="float" office:value="0.174" calcext:value-type="float">
            <text:p>0,174</text:p>
          </table:table-cell>
          <table:table-cell table:style-name="ce17" office:value-type="float" office:value="0.284" calcext:value-type="float">
            <text:p>0,284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6]/[.B76]) )" office:value-type="float" office:value="4.25538183528876" calcext:value-type="float">
            <text:p>4,25538183528876</text:p>
          </table:table-cell>
          <table:table-cell table:formula="of:=20*LOG10(ABS([.C76]/[.B76]))" office:value-type="float" office:value="4.25538183528876" calcext:value-type="float">
            <text:p>4,25538183528876</text:p>
          </table:table-cell>
          <table:table-cell table:number-columns-repeated="1018"/>
        </table:table-row>
        <table:table-row table:style-name="ro2">
          <table:table-cell table:style-name="ce30" office:value-type="float" office:value="427.6" calcext:value-type="float">
            <text:p>427,6</text:p>
          </table:table-cell>
          <table:table-cell table:style-name="ce14" office:value-type="float" office:value="0.174" calcext:value-type="float">
            <text:p>0,174</text:p>
          </table:table-cell>
          <table:table-cell table:style-name="ce17" office:value-type="float" office:value="0.208" calcext:value-type="float">
            <text:p>0,208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7]/[.B77]) )" office:value-type="float" office:value="1.55028173360324" calcext:value-type="float">
            <text:p>1,55028173360324</text:p>
          </table:table-cell>
          <table:table-cell table:formula="of:=20*LOG10(ABS([.C77]/[.B77]))" office:value-type="float" office:value="1.55028173360324" calcext:value-type="float">
            <text:p>1,55028173360324</text:p>
          </table:table-cell>
          <table:table-cell table:number-columns-repeated="1018"/>
        </table:table-row>
        <table:table-row table:style-name="ro2">
          <table:table-cell table:style-name="ce30" office:value-type="float" office:value="499.8" calcext:value-type="float">
            <text:p>499,8</text:p>
          </table:table-cell>
          <table:table-cell table:style-name="ce14" office:value-type="float" office:value="0.176" calcext:value-type="float">
            <text:p>0,176</text:p>
          </table:table-cell>
          <table:table-cell table:style-name="ce17" office:value-type="float" office:value="0.18" calcext:value-type="float">
            <text:p>0,180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8]/[.B78]) )" office:value-type="float" office:value="0.195196745783125" calcext:value-type="float">
            <text:p>0,195196745783125</text:p>
          </table:table-cell>
          <table:table-cell table:formula="of:=20*LOG10(ABS([.C78]/[.B78]))" office:value-type="float" office:value="0.195196745783125" calcext:value-type="float">
            <text:p>0,195196745783125</text:p>
          </table:table-cell>
          <table:table-cell table:number-columns-repeated="1018"/>
        </table:table-row>
        <table:table-row table:style-name="ro2">
          <table:table-cell table:style-name="ce31" office:value-type="float" office:value="527.1" calcext:value-type="float">
            <text:p>527,1</text:p>
          </table:table-cell>
          <table:table-cell table:style-name="ce18" office:value-type="float" office:value="0.174" calcext:value-type="float">
            <text:p>0,174</text:p>
          </table:table-cell>
          <table:table-cell table:style-name="ce19" office:value-type="float" office:value="0.162" calcext:value-type="float">
            <text:p>0,162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79]/[.B79]))" office:value-type="float" office:value="-0.620684674799375" calcext:value-type="float">
            <text:p>-0,620684674799375</text:p>
          </table:table-cell>
          <table:table-cell table:formula="of:=20*LOG10(ABS([.C79]/[.B79]))" office:value-type="float" office:value="-0.620684674799375" calcext:value-type="float">
            <text:p>-0,620684674799375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5.1.5. Pomiar wsp. wzmocnienia wzmacniacza operacyjnego dla zmiennych napięć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5">u</text:span><text:span text:style-name="T6">t</text:span></text:p>
          </table:table-cell>
          <table:table-cell office:value-type="string" calcext:value-type="string">
            <text:p>K<text:span text:style-name="T7">u</text:span></text:p>
          </table:table-cell>
          <table:table-cell/>
          <table:table-cell table:style-name="ce32" office:value-type="string" calcext:value-type="string">
            <text:p>Uwaga:</text:p>
          </table:table-cell>
          <table:table-cell table:number-columns-repeated="1016"/>
        </table:table-row>
        <table:table-row table:style-name="ro3">
          <table:table-cell table:number-columns-repeated="2" table:style-name="ce10" office:value-type="string" calcext:value-type="string">
            <text:p>[kΩ]</text:p>
          </table:table-cell>
          <table:table-cell table:number-columns-repeated="2" table:style-name="ce28" office:value-type="string" calcext:value-type="string">
            <text:p>[mV]</text:p>
          </table:table-cell>
          <table:table-cell table:number-columns-repeated="2" office:value-type="string" calcext:value-type="string">
            <text:p>[1]</text:p>
          </table:table-cell>
          <table:table-cell/>
          <table:table-cell table:style-name="ce32" office:value-type="string" calcext:value-type="string">
            <text:p>napięcia U<text:span text:style-name="T1">WE</text:span><text:span text:style-name="T2"> i U</text:span><text:span text:style-name="T4">WY</text:span><text:span text:style-name="T2"> zmierzone jako międzyszczytowe.</text:span></text:p>
          </table:table-cell>
          <table:table-cell table:number-columns-repeated="1016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236" calcext:value-type="float">
            <text:p>236</text:p>
          </table:table-cell>
          <table:table-cell table:formula="of:=[.B87]/[.A87]" office:value-type="float" office:value="2" calcext:value-type="float">
            <text:p>2</text:p>
          </table:table-cell>
          <table:table-cell table:formula="of:=[.D87]/[.C87]" office:value-type="float" office:value="1.90322580645161" calcext:value-type="float">
            <text:p>1,90322580645161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232" calcext:value-type="float">
            <text:p>232</text:p>
          </table:table-cell>
          <table:table-cell table:formula="of:=[.B88]/[.A88]" office:value-type="float" office:value="2" calcext:value-type="float">
            <text:p>2</text:p>
          </table:table-cell>
          <table:table-cell table:formula="of:=[.D88]/[.C88]" office:value-type="float" office:value="1.87096774193548" calcext:value-type="float">
            <text:p>1,87096774193548</text:p>
          </table:table-cell>
          <table:table-cell table:number-columns-repeated="1018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396" calcext:value-type="float">
            <text:p>396</text:p>
          </table:table-cell>
          <table:table-cell table:formula="of:=[.B89]/[.A89]" office:value-type="float" office:value="3.33333333333333" calcext:value-type="float">
            <text:p>3,33333333333333</text:p>
          </table:table-cell>
          <table:table-cell table:formula="of:=[.D89]/[.C89]" office:value-type="float" office:value="3.04615384615385" calcext:value-type="float">
            <text:p>3,04615384615385</text:p>
          </table:table-cell>
          <table:table-cell table:number-columns-repeated="1018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30" calcext:value-type="float">
            <text:p>130</text:p>
          </table:table-cell>
          <table:table-cell table:formula="of:=[.B90]/[.A90]" office:value-type="float" office:value="0.8" calcext:value-type="float">
            <text:p>0,8</text:p>
          </table:table-cell>
          <table:table-cell table:formula="of:=[.D90]/[.C90]" office:value-type="float" office:value="0.878378378378378" calcext:value-type="float">
            <text:p>0,878378378378378</text:p>
          </table:table-cell>
          <table:table-cell table:number-columns-repeated="1018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106" calcext:value-type="float">
            <text:p>106</text:p>
          </table:table-cell>
          <table:table-cell table:formula="of:=[.B91]/[.A91]" office:value-type="float" office:value="0.4" calcext:value-type="float">
            <text:p>0,4</text:p>
          </table:table-cell>
          <table:table-cell table:formula="of:=[.D91]/[.C91]" office:value-type="float" office:value="0.473214285714286" calcext:value-type="float">
            <text:p>0,473214285714286</text:p>
          </table:table-cell>
          <table:table-cell table:number-columns-repeated="1018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1480" calcext:value-type="float">
            <text:p>1480</text:p>
          </table:table-cell>
          <table:table-cell table:formula="of:=[.B92]/[.A92]" office:value-type="float" office:value="6.66666666666667" calcext:value-type="float">
            <text:p>6,66666666666667</text:p>
          </table:table-cell>
          <table:table-cell table:formula="of:=[.D92]/[.C92]" office:value-type="float" office:value="6.60714285714286" calcext:value-type="float">
            <text:p>6,60714285714286</text:p>
          </table:table-cell>
          <table:table-cell table:number-columns-repeated="1018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28" calcext:value-type="float">
            <text:p>228</text:p>
          </table:table-cell>
          <table:table-cell table:style-name="ce18" office:value-type="float" office:value="760" calcext:value-type="float">
            <text:p>760</text:p>
          </table:table-cell>
          <table:table-cell table:formula="of:=[.B93]/[.A93]" office:value-type="float" office:value="3.33333333333333" calcext:value-type="float">
            <text:p>3,33333333333333</text:p>
          </table:table-cell>
          <table:table-cell table:formula="of:=[.D93]/[.C93]" office:value-type="float" office:value="3.33333333333333" calcext:value-type="float">
            <text:p>3,3333333333333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5.2. Wzmacniacz w układzie nieodwracający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5.2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7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office:value-type="string" calcext:value-type="string">
            <text:p>K<text:span text:style-name="T5">u</text:span><text:span text:style-name="T6">t</text:span></text:p>
          </table:table-cell>
          <table:table-cell office:value-type="string" calcext:value-type="string">
            <text:p>K<text:span text:style-name="T7">u</text:span></text:p>
          </table:table-cell>
          <table:table-cell table:number-columns-repeated="1016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-12.052" calcext:value-type="float">
            <text:p>-12,052</text:p>
          </table:table-cell>
          <table:table-cell table:style-name="ce12" table:formula="of:=ABS([.C101])*0.0005+0.005" office:value-type="float" office:value="0.011026" calcext:value-type="float">
            <text:p>0,011</text:p>
          </table:table-cell>
          <table:table-cell table:style-name="ce13" office:value-type="float" office:value="-13.05" calcext:value-type="float">
            <text:p>-13,05</text:p>
          </table:table-cell>
          <table:table-cell table:style-name="ce12" table:formula="of:=ABS([.E101])*0.005+0.02" office:value-type="float" office:value="0.08525" calcext:value-type="float">
            <text:p>0,085</text:p>
          </table:table-cell>
          <table:table-cell table:formula="of:=-[.B101]/[.A101]" office:value-type="float" office:value="-2" calcext:value-type="float">
            <text:p>-2</text:p>
          </table:table-cell>
          <table:table-cell table:formula="of:=[.E101]/[.C101]" office:value-type="float" office:value="1.08280783272486" calcext:value-type="float">
            <text:p>1,0828078327248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11.062" calcext:value-type="float">
            <text:p>-11,062</text:p>
          </table:table-cell>
          <table:table-cell table:style-name="ce12" table:formula="of:=ABS([.C102])*0.0005+0.005" office:value-type="float" office:value="0.010531" calcext:value-type="float">
            <text:p>0,011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2])*0.005+0.02" office:value-type="float" office:value="0.08525" calcext:value-type="float">
            <text:p>0,085</text:p>
          </table:table-cell>
          <table:table-cell table:formula="of:=-[.B102]/[.A102]" office:value-type="float" office:value="-2" calcext:value-type="float">
            <text:p>-2</text:p>
          </table:table-cell>
          <table:table-cell table:formula="of:=[.E102]/[.C102]" office:value-type="float" office:value="1.17971433737118" calcext:value-type="float">
            <text:p>1,17971433737118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10.036" calcext:value-type="float">
            <text:p>-10,036</text:p>
          </table:table-cell>
          <table:table-cell table:style-name="ce12" table:formula="of:=ABS([.C103])*0.0005+0.005" office:value-type="float" office:value="0.010018" calcext:value-type="float">
            <text:p>0,010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3])*0.005+0.02" office:value-type="float" office:value="0.08525" calcext:value-type="float">
            <text:p>0,085</text:p>
          </table:table-cell>
          <table:table-cell table:formula="of:=-[.B103]/[.A103]" office:value-type="float" office:value="-2" calcext:value-type="float">
            <text:p>-2</text:p>
          </table:table-cell>
          <table:table-cell table:formula="of:=[.E103]/[.C103]" office:value-type="float" office:value="1.30031885213232" calcext:value-type="float">
            <text:p>1,30031885213232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8.982" calcext:value-type="float">
            <text:p>-8,982</text:p>
          </table:table-cell>
          <table:table-cell table:style-name="ce12" table:formula="of:=ABS([.C104])*0.0005+0.005" office:value-type="float" office:value="0.009491" calcext:value-type="float">
            <text:p>0,009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4])*0.005+0.02" office:value-type="float" office:value="0.08525" calcext:value-type="float">
            <text:p>0,085</text:p>
          </table:table-cell>
          <table:table-cell table:formula="of:=-[.B104]/[.A104]" office:value-type="float" office:value="-2" calcext:value-type="float">
            <text:p>-2</text:p>
          </table:table-cell>
          <table:table-cell table:formula="of:=[.E104]/[.C104]" office:value-type="float" office:value="1.45290581162325" calcext:value-type="float">
            <text:p>1,45290581162325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8.054" calcext:value-type="float">
            <text:p>-8,054</text:p>
          </table:table-cell>
          <table:table-cell table:style-name="ce12" table:formula="of:=ABS([.C105])*0.0005+0.005" office:value-type="float" office:value="0.009027" calcext:value-type="float">
            <text:p>0,009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5])*0.005+0.02" office:value-type="float" office:value="0.08525" calcext:value-type="float">
            <text:p>0,085</text:p>
          </table:table-cell>
          <table:table-cell table:formula="of:=-[.B105]/[.A105]" office:value-type="float" office:value="-2" calcext:value-type="float">
            <text:p>-2</text:p>
          </table:table-cell>
          <table:table-cell table:formula="of:=[.E105]/[.C105]" office:value-type="float" office:value="1.62031288800596" calcext:value-type="float">
            <text:p>1,6203128880059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7.92" calcext:value-type="float">
            <text:p>-7,920</text:p>
          </table:table-cell>
          <table:table-cell table:style-name="ce12" table:formula="of:=ABS([.C106])*0.0005+0.005" office:value-type="float" office:value="0.00896" calcext:value-type="float">
            <text:p>0,009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6])*0.005+0.02" office:value-type="float" office:value="0.08525" calcext:value-type="float">
            <text:p>0,085</text:p>
          </table:table-cell>
          <table:table-cell table:formula="of:=-[.B106]/[.A106]" office:value-type="float" office:value="-2" calcext:value-type="float">
            <text:p>-2</text:p>
          </table:table-cell>
          <table:table-cell table:formula="of:=[.E106]/[.C106]" office:value-type="float" office:value="1.64772727272727" calcext:value-type="float">
            <text:p>1,6477272727272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5.949" calcext:value-type="float">
            <text:p>-5,949</text:p>
          </table:table-cell>
          <table:table-cell table:style-name="ce12" table:formula="of:=ABS([.C107])*0.0005+0.005" office:value-type="float" office:value="0.0079745" calcext:value-type="float">
            <text:p>0,008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7])*0.005+0.02" office:value-type="float" office:value="0.08525" calcext:value-type="float">
            <text:p>0,085</text:p>
          </table:table-cell>
          <table:table-cell table:formula="of:=-[.B107]/[.A107]" office:value-type="float" office:value="-2" calcext:value-type="float">
            <text:p>-2</text:p>
          </table:table-cell>
          <table:table-cell table:formula="of:=[.E107]/[.C107]" office:value-type="float" office:value="2.19364599092284" calcext:value-type="float">
            <text:p>2,19364599092284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4.963" calcext:value-type="float">
            <text:p>-4,963</text:p>
          </table:table-cell>
          <table:table-cell table:style-name="ce12" table:formula="of:=ABS([.C108])*0.0005+0.005" office:value-type="float" office:value="0.0074815" calcext:value-type="float">
            <text:p>0,007</text:p>
          </table:table-cell>
          <table:table-cell table:style-name="ce16" office:value-type="float" office:value="-13.05" calcext:value-type="float">
            <text:p>-13,05</text:p>
          </table:table-cell>
          <table:table-cell table:style-name="ce12" table:formula="of:=ABS([.E108])*0.005+0.02" office:value-type="float" office:value="0.08525" calcext:value-type="float">
            <text:p>0,085</text:p>
          </table:table-cell>
          <table:table-cell table:formula="of:=-[.B108]/[.A108]" office:value-type="float" office:value="-2" calcext:value-type="float">
            <text:p>-2</text:p>
          </table:table-cell>
          <table:table-cell table:formula="of:=[.E108]/[.C108]" office:value-type="float" office:value="2.62945798911948" calcext:value-type="float">
            <text:p>2,62945798911948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4.235" calcext:value-type="float">
            <text:p>-4,235</text:p>
          </table:table-cell>
          <table:table-cell table:style-name="ce12" table:formula="of:=ABS([.C109])*0.0005+0.005" office:value-type="float" office:value="0.0071175" calcext:value-type="float">
            <text:p>0,007</text:p>
          </table:table-cell>
          <table:table-cell table:style-name="ce16" office:value-type="float" office:value="-12.51" calcext:value-type="float">
            <text:p>-12,51</text:p>
          </table:table-cell>
          <table:table-cell table:style-name="ce12" table:formula="of:=ABS([.E109])*0.005+0.02" office:value-type="float" office:value="0.08255" calcext:value-type="float">
            <text:p>0,083</text:p>
          </table:table-cell>
          <table:table-cell table:formula="of:=-[.B109]/[.A109]" office:value-type="float" office:value="-2" calcext:value-type="float">
            <text:p>-2</text:p>
          </table:table-cell>
          <table:table-cell table:formula="of:=[.E109]/[.C109]" office:value-type="float" office:value="2.95395513577332" calcext:value-type="float">
            <text:p>2,95395513577332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4.114" calcext:value-type="float">
            <text:p>-4,114</text:p>
          </table:table-cell>
          <table:table-cell table:style-name="ce12" table:formula="of:=ABS([.C110])*0.0005+0.005" office:value-type="float" office:value="0.007057" calcext:value-type="float">
            <text:p>0,007</text:p>
          </table:table-cell>
          <table:table-cell table:style-name="ce16" office:value-type="float" office:value="-12.17" calcext:value-type="float">
            <text:p>-12,17</text:p>
          </table:table-cell>
          <table:table-cell table:style-name="ce12" table:formula="of:=ABS([.E110])*0.005+0.02" office:value-type="float" office:value="0.08085" calcext:value-type="float">
            <text:p>0,081</text:p>
          </table:table-cell>
          <table:table-cell table:formula="of:=-[.B110]/[.A110]" office:value-type="float" office:value="-2" calcext:value-type="float">
            <text:p>-2</text:p>
          </table:table-cell>
          <table:table-cell table:formula="of:=[.E110]/[.C110]" office:value-type="float" office:value="2.95819154107924" calcext:value-type="float">
            <text:p>2,95819154107924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3.991" calcext:value-type="float">
            <text:p>-3,991</text:p>
          </table:table-cell>
          <table:table-cell table:style-name="ce12" table:formula="of:=ABS([.C111])*0.0005+0.005" office:value-type="float" office:value="0.0069955" calcext:value-type="float">
            <text:p>0,007</text:p>
          </table:table-cell>
          <table:table-cell table:style-name="ce16" office:value-type="float" office:value="-11.81" calcext:value-type="float">
            <text:p>-11,81</text:p>
          </table:table-cell>
          <table:table-cell table:style-name="ce12" table:formula="of:=ABS([.E111])*0.005+0.02" office:value-type="float" office:value="0.07905" calcext:value-type="float">
            <text:p>0,079</text:p>
          </table:table-cell>
          <table:table-cell table:formula="of:=-[.B111]/[.A111]" office:value-type="float" office:value="-2" calcext:value-type="float">
            <text:p>-2</text:p>
          </table:table-cell>
          <table:table-cell table:formula="of:=[.E111]/[.C111]" office:value-type="float" office:value="2.95915810573791" calcext:value-type="float">
            <text:p>2,95915810573791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3.622" calcext:value-type="float">
            <text:p>-3,622</text:p>
          </table:table-cell>
          <table:table-cell table:style-name="ce12" table:formula="of:=ABS([.C112])*0.0005+0.005" office:value-type="float" office:value="0.006811" calcext:value-type="float">
            <text:p>0,007</text:p>
          </table:table-cell>
          <table:table-cell table:style-name="ce16" office:value-type="float" office:value="-10.72" calcext:value-type="float">
            <text:p>-10,72</text:p>
          </table:table-cell>
          <table:table-cell table:style-name="ce12" table:formula="of:=ABS([.E112])*0.005+0.02" office:value-type="float" office:value="0.0736" calcext:value-type="float">
            <text:p>0,074</text:p>
          </table:table-cell>
          <table:table-cell table:formula="of:=-[.B112]/[.A112]" office:value-type="float" office:value="-2" calcext:value-type="float">
            <text:p>-2</text:p>
          </table:table-cell>
          <table:table-cell table:formula="of:=[.E112]/[.C112]" office:value-type="float" office:value="2.95969077857537" calcext:value-type="float">
            <text:p>2,9596907785753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3.187" calcext:value-type="float">
            <text:p>-3,187</text:p>
          </table:table-cell>
          <table:table-cell table:style-name="ce12" table:formula="of:=ABS([.C113])*0.0005+0.005" office:value-type="float" office:value="0.0065935" calcext:value-type="float">
            <text:p>0,007</text:p>
          </table:table-cell>
          <table:table-cell table:style-name="ce16" office:value-type="float" office:value="-9.43" calcext:value-type="float">
            <text:p>-9,43</text:p>
          </table:table-cell>
          <table:table-cell table:style-name="ce12" table:formula="of:=ABS([.E113])*0.005+0.02" office:value-type="float" office:value="0.06715" calcext:value-type="float">
            <text:p>0,067</text:p>
          </table:table-cell>
          <table:table-cell table:formula="of:=-[.B113]/[.A113]" office:value-type="float" office:value="-2" calcext:value-type="float">
            <text:p>-2</text:p>
          </table:table-cell>
          <table:table-cell table:formula="of:=[.E113]/[.C113]" office:value-type="float" office:value="2.95889551302165" calcext:value-type="float">
            <text:p>2,95889551302165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1.964" calcext:value-type="float">
            <text:p>-1,964</text:p>
          </table:table-cell>
          <table:table-cell table:style-name="ce12" table:formula="of:=ABS([.C114])*0.0005+0.005" office:value-type="float" office:value="0.005982" calcext:value-type="float">
            <text:p>0,006</text:p>
          </table:table-cell>
          <table:table-cell table:style-name="ce16" office:value-type="float" office:value="-5.82" calcext:value-type="float">
            <text:p>-5,82</text:p>
          </table:table-cell>
          <table:table-cell table:style-name="ce12" table:formula="of:=ABS([.E114])*0.005+0.02" office:value-type="float" office:value="0.0491" calcext:value-type="float">
            <text:p>0,049</text:p>
          </table:table-cell>
          <table:table-cell table:formula="of:=-[.B114]/[.A114]" office:value-type="float" office:value="-2" calcext:value-type="float">
            <text:p>-2</text:p>
          </table:table-cell>
          <table:table-cell table:formula="of:=[.E114]/[.C114]" office:value-type="float" office:value="2.96334012219959" calcext:value-type="float">
            <text:p>2,96334012219959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-1.061" calcext:value-type="float">
            <text:p>-1,061</text:p>
          </table:table-cell>
          <table:table-cell table:style-name="ce12" table:formula="of:=ABS([.C115])*0.0005+0.005" office:value-type="float" office:value="0.0055305" calcext:value-type="float">
            <text:p>0,006</text:p>
          </table:table-cell>
          <table:table-cell table:style-name="ce16" office:value-type="float" office:value="-3.14" calcext:value-type="float">
            <text:p>-3,14</text:p>
          </table:table-cell>
          <table:table-cell table:style-name="ce12" table:formula="of:=ABS([.E115])*0.005+0.02" office:value-type="float" office:value="0.0357" calcext:value-type="float">
            <text:p>0,036</text:p>
          </table:table-cell>
          <table:table-cell table:formula="of:=-[.B115]/[.A115]" office:value-type="float" office:value="-2" calcext:value-type="float">
            <text:p>-2</text:p>
          </table:table-cell>
          <table:table-cell table:formula="of:=[.E115]/[.C115]" office:value-type="float" office:value="2.95947219604147" calcext:value-type="float">
            <text:p>2,9594721960414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2" table:formula="of:=ABS([.C116])*0.0005+0.005" office:value-type="float" office:value="0.0050025" calcext:value-type="float">
            <text:p>0,005</text:p>
          </table:table-cell>
          <table:table-cell table:style-name="ce16" office:value-type="float" office:value="0.17" calcext:value-type="float">
            <text:p>0,17</text:p>
          </table:table-cell>
          <table:table-cell table:style-name="ce12" table:formula="of:=ABS([.E116])*0.005+0.02" office:value-type="float" office:value="0.02085" calcext:value-type="float">
            <text:p>0,021</text:p>
          </table:table-cell>
          <table:table-cell table:formula="of:=-[.B116]/[.A116]" office:value-type="float" office:value="-2" calcext:value-type="float">
            <text:p>-2</text:p>
          </table:table-cell>
          <table:table-cell table:formula="of:=[.E116]/[.C116]"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.019" calcext:value-type="float">
            <text:p>1,019</text:p>
          </table:table-cell>
          <table:table-cell table:style-name="ce12" table:formula="of:=ABS([.C117])*0.0005+0.005" office:value-type="float" office:value="0.0055095" calcext:value-type="float">
            <text:p>0,006</text:p>
          </table:table-cell>
          <table:table-cell table:style-name="ce16" office:value-type="float" office:value="3.02" calcext:value-type="float">
            <text:p>3,02</text:p>
          </table:table-cell>
          <table:table-cell table:style-name="ce12" table:formula="of:=ABS([.E117])*0.005+0.02" office:value-type="float" office:value="0.0351" calcext:value-type="float">
            <text:p>0,035</text:p>
          </table:table-cell>
          <table:table-cell table:formula="of:=-[.B117]/[.A117]" office:value-type="float" office:value="-2" calcext:value-type="float">
            <text:p>-2</text:p>
          </table:table-cell>
          <table:table-cell table:formula="of:=[.E117]/[.C117]" office:value-type="float" office:value="2.96368989205103" calcext:value-type="float">
            <text:p>2,96368989205103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.981" calcext:value-type="float">
            <text:p>1,981</text:p>
          </table:table-cell>
          <table:table-cell table:style-name="ce12" table:formula="of:=ABS([.C118])*0.0005+0.005" office:value-type="float" office:value="0.0059905" calcext:value-type="float">
            <text:p>0,006</text:p>
          </table:table-cell>
          <table:table-cell table:style-name="ce16" office:value-type="float" office:value="5.87" calcext:value-type="float">
            <text:p>5,87</text:p>
          </table:table-cell>
          <table:table-cell table:style-name="ce12" table:formula="of:=ABS([.E118])*0.005+0.02" office:value-type="float" office:value="0.04935" calcext:value-type="float">
            <text:p>0,049</text:p>
          </table:table-cell>
          <table:table-cell table:formula="of:=-[.B118]/[.A118]" office:value-type="float" office:value="-2" calcext:value-type="float">
            <text:p>-2</text:p>
          </table:table-cell>
          <table:table-cell table:formula="of:=[.E118]/[.C118]" office:value-type="float" office:value="2.96314992428067" calcext:value-type="float">
            <text:p>2,9631499242806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3.008" calcext:value-type="float">
            <text:p>3,008</text:p>
          </table:table-cell>
          <table:table-cell table:style-name="ce12" table:formula="of:=ABS([.C119])*0.0005+0.005" office:value-type="float" office:value="0.006504" calcext:value-type="float">
            <text:p>0,007</text:p>
          </table:table-cell>
          <table:table-cell table:style-name="ce16" office:value-type="float" office:value="8.91" calcext:value-type="float">
            <text:p>8,91</text:p>
          </table:table-cell>
          <table:table-cell table:style-name="ce12" table:formula="of:=ABS([.E119])*0.005+0.02" office:value-type="float" office:value="0.06455" calcext:value-type="float">
            <text:p>0,065</text:p>
          </table:table-cell>
          <table:table-cell table:formula="of:=-[.B119]/[.A119]" office:value-type="float" office:value="-2" calcext:value-type="float">
            <text:p>-2</text:p>
          </table:table-cell>
          <table:table-cell table:formula="of:=[.E119]/[.C119]" office:value-type="float" office:value="2.96210106382979" calcext:value-type="float">
            <text:p>2,96210106382979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018" calcext:value-type="float">
            <text:p>4,018</text:p>
          </table:table-cell>
          <table:table-cell table:style-name="ce12" table:formula="of:=ABS([.C120])*0.0005+0.005" office:value-type="float" office:value="0.007009" calcext:value-type="float">
            <text:p>0,007</text:p>
          </table:table-cell>
          <table:table-cell table:style-name="ce16" office:value-type="float" office:value="11.9" calcext:value-type="float">
            <text:p>11,90</text:p>
          </table:table-cell>
          <table:table-cell table:style-name="ce12" table:formula="of:=ABS([.E120])*0.005+0.02" office:value-type="float" office:value="0.0795" calcext:value-type="float">
            <text:p>0,080</text:p>
          </table:table-cell>
          <table:table-cell table:formula="of:=-[.B120]/[.A120]" office:value-type="float" office:value="-2" calcext:value-type="float">
            <text:p>-2</text:p>
          </table:table-cell>
          <table:table-cell table:formula="of:=[.E120]/[.C120]" office:value-type="float" office:value="2.9616724738676" calcext:value-type="float">
            <text:p>2,961672473867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158" calcext:value-type="float">
            <text:p>4,158</text:p>
          </table:table-cell>
          <table:table-cell table:style-name="ce12" table:formula="of:=ABS([.C121])*0.0005+0.005" office:value-type="float" office:value="0.007079" calcext:value-type="float">
            <text:p>0,007</text:p>
          </table:table-cell>
          <table:table-cell table:style-name="ce16" office:value-type="float" office:value="12.31" calcext:value-type="float">
            <text:p>12,31</text:p>
          </table:table-cell>
          <table:table-cell table:style-name="ce12" table:formula="of:=ABS([.E121])*0.005+0.02" office:value-type="float" office:value="0.08155" calcext:value-type="float">
            <text:p>0,082</text:p>
          </table:table-cell>
          <table:table-cell table:formula="of:=-[.B121]/[.A121]" office:value-type="float" office:value="-2" calcext:value-type="float">
            <text:p>-2</text:p>
          </table:table-cell>
          <table:table-cell table:formula="of:=[.E121]/[.C121]" office:value-type="float" office:value="2.96055796055796" calcext:value-type="float">
            <text:p>2,9605579605579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333" calcext:value-type="float">
            <text:p>4,333</text:p>
          </table:table-cell>
          <table:table-cell table:style-name="ce12" table:formula="of:=ABS([.C122])*0.0005+0.005" office:value-type="float" office:value="0.0071665" calcext:value-type="float">
            <text:p>0,007</text:p>
          </table:table-cell>
          <table:table-cell table:style-name="ce16" office:value-type="float" office:value="13.56" calcext:value-type="float">
            <text:p>13,56</text:p>
          </table:table-cell>
          <table:table-cell table:style-name="ce12" table:formula="of:=ABS([.E122])*0.005+0.02" office:value-type="float" office:value="0.0878" calcext:value-type="float">
            <text:p>0,088</text:p>
          </table:table-cell>
          <table:table-cell table:formula="of:=-[.B122]/[.A122]" office:value-type="float" office:value="-2" calcext:value-type="float">
            <text:p>-2</text:p>
          </table:table-cell>
          <table:table-cell table:formula="of:=[.E122]/[.C122]" office:value-type="float" office:value="3.12947149780752" calcext:value-type="float">
            <text:p>3,12947149780752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582" calcext:value-type="float">
            <text:p>4,582</text:p>
          </table:table-cell>
          <table:table-cell table:style-name="ce12" table:formula="of:=ABS([.C123])*0.0005+0.005" office:value-type="float" office:value="0.007291" calcext:value-type="float">
            <text:p>0,007</text:p>
          </table:table-cell>
          <table:table-cell table:style-name="ce16" office:value-type="float" office:value="14.09" calcext:value-type="float">
            <text:p>14,09</text:p>
          </table:table-cell>
          <table:table-cell table:style-name="ce12" table:formula="of:=ABS([.E123])*0.005+0.02" office:value-type="float" office:value="0.09045" calcext:value-type="float">
            <text:p>0,090</text:p>
          </table:table-cell>
          <table:table-cell table:formula="of:=-[.B123]/[.A123]" office:value-type="float" office:value="-2" calcext:value-type="float">
            <text:p>-2</text:p>
          </table:table-cell>
          <table:table-cell table:formula="of:=[.E123]/[.C123]" office:value-type="float" office:value="3.0750763858577" calcext:value-type="float">
            <text:p>3,0750763858577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806" calcext:value-type="float">
            <text:p>4,806</text:p>
          </table:table-cell>
          <table:table-cell table:style-name="ce12" table:formula="of:=ABS([.C124])*0.0005+0.005" office:value-type="float" office:value="0.007403" calcext:value-type="float">
            <text:p>0,007</text:p>
          </table:table-cell>
          <table:table-cell table:style-name="ce16" office:value-type="float" office:value="14.09" calcext:value-type="float">
            <text:p>14,09</text:p>
          </table:table-cell>
          <table:table-cell table:style-name="ce12" table:formula="of:=ABS([.E124])*0.005+0.02" office:value-type="float" office:value="0.09045" calcext:value-type="float">
            <text:p>0,090</text:p>
          </table:table-cell>
          <table:table-cell table:formula="of:=-[.B124]/[.A124]" office:value-type="float" office:value="-2" calcext:value-type="float">
            <text:p>-2</text:p>
          </table:table-cell>
          <table:table-cell table:formula="of:=[.E124]/[.C124]" office:value-type="float" office:value="2.9317519766958" calcext:value-type="float">
            <text:p>2,9317519766958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6.701" calcext:value-type="float">
            <text:p>6,701</text:p>
          </table:table-cell>
          <table:table-cell table:style-name="ce12" table:formula="of:=ABS([.C125])*0.0005+0.005" office:value-type="float" office:value="0.0083505" calcext:value-type="float">
            <text:p>0,008</text:p>
          </table:table-cell>
          <table:table-cell table:style-name="ce16" office:value-type="float" office:value="14.1" calcext:value-type="float">
            <text:p>14,10</text:p>
          </table:table-cell>
          <table:table-cell table:style-name="ce12" table:formula="of:=ABS([.E125])*0.005+0.02" office:value-type="float" office:value="0.0905" calcext:value-type="float">
            <text:p>0,091</text:p>
          </table:table-cell>
          <table:table-cell table:formula="of:=-[.B125]/[.A125]" office:value-type="float" office:value="-2" calcext:value-type="float">
            <text:p>-2</text:p>
          </table:table-cell>
          <table:table-cell table:formula="of:=[.E125]/[.C125]" office:value-type="float" office:value="2.10416355767796" calcext:value-type="float">
            <text:p>2,10416355767796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9.105" calcext:value-type="float">
            <text:p>9,105</text:p>
          </table:table-cell>
          <table:table-cell table:style-name="ce12" table:formula="of:=ABS([.C126])*0.0005+0.005" office:value-type="float" office:value="0.0095525" calcext:value-type="float">
            <text:p>0,010</text:p>
          </table:table-cell>
          <table:table-cell table:style-name="ce16" office:value-type="float" office:value="14.1" calcext:value-type="float">
            <text:p>14,10</text:p>
          </table:table-cell>
          <table:table-cell table:style-name="ce12" table:formula="of:=ABS([.E126])*0.005+0.02" office:value-type="float" office:value="0.0905" calcext:value-type="float">
            <text:p>0,091</text:p>
          </table:table-cell>
          <table:table-cell table:formula="of:=-[.B126]/[.A126]" office:value-type="float" office:value="-2" calcext:value-type="float">
            <text:p>-2</text:p>
          </table:table-cell>
          <table:table-cell table:formula="of:=[.E126]/[.C126]" office:value-type="float" office:value="1.54859967051071" calcext:value-type="float">
            <text:p>1,54859967051071</text:p>
          </table:table-cell>
          <table:table-cell table:number-columns-repeated="1016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0.055" calcext:value-type="float">
            <text:p>10,055</text:p>
          </table:table-cell>
          <table:table-cell table:style-name="ce12" table:formula="of:=ABS([.C127])*0.0005+0.005" office:value-type="float" office:value="0.0100275" calcext:value-type="float">
            <text:p>0,010</text:p>
          </table:table-cell>
          <table:table-cell table:style-name="ce16" office:value-type="float" office:value="14.1" calcext:value-type="float">
            <text:p>14,10</text:p>
          </table:table-cell>
          <table:table-cell table:style-name="ce12" table:formula="of:=ABS([.E127])*0.005+0.02" office:value-type="float" office:value="0.0905" calcext:value-type="float">
            <text:p>0,091</text:p>
          </table:table-cell>
          <table:table-cell table:formula="of:=-[.B127]/[.A127]" office:value-type="float" office:value="-2" calcext:value-type="float">
            <text:p>-2</text:p>
          </table:table-cell>
          <table:table-cell table:formula="of:=[.E127]/[.C127]" office:value-type="float" office:value="1.40228741919443" calcext:value-type="float">
            <text:p>1,40228741919443</text:p>
          </table:table-cell>
          <table:table-cell table:number-columns-repeated="1016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2.02" calcext:value-type="float">
            <text:p>12,020</text:p>
          </table:table-cell>
          <table:table-cell table:style-name="ce12" table:formula="of:=ABS([.C128])*0.0005+0.005" office:value-type="float" office:value="0.01101" calcext:value-type="float">
            <text:p>0,011</text:p>
          </table:table-cell>
          <table:table-cell table:style-name="ce20" office:value-type="float" office:value="14.1" calcext:value-type="float">
            <text:p>14,10</text:p>
          </table:table-cell>
          <table:table-cell table:style-name="ce12" table:formula="of:=ABS([.E128])*0.005+0.02" office:value-type="float" office:value="0.0905" calcext:value-type="float">
            <text:p>0,091</text:p>
          </table:table-cell>
          <table:table-cell table:formula="of:=-[.B128]/[.A128]" office:value-type="float" office:value="-2" calcext:value-type="float">
            <text:p>-2</text:p>
          </table:table-cell>
          <table:table-cell table:formula="of:=[.E128]/[.C128]" office:value-type="float" office:value="1.17304492512479" calcext:value-type="float">
            <text:p>1,1730449251247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46"/>
          <table:table-cell table:number-columns-repeated="1012"/>
        </table:table-row>
        <table:table-row table:style-name="ro2">
          <table:table-cell table:style-name="ce4" office:value-type="string" calcext:value-type="string">
            <text:p>5.2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R<text:span text:style-name="T3">S2</text:span>/R<text:span text:style-name="T3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office:value-type="string" calcext:value-type="string">
            <text:p>RWE</text:p>
          </table:table-cell>
          <table:table-cell table:style-name="ce21" office:value-type="string" calcext:value-type="string">
            <text:p>∆RW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y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∞</text:p>
          </table:table-cell>
          <table:table-cell table:style-name="ce12" office:value-type="float" office:value="3.034" calcext:value-type="float">
            <text:p>3,034</text:p>
          </table:table-cell>
          <table:table-cell table:style-name="ce12" table:formula="of:=ABS([.C135])*0.0005+0.005" office:value-type="float" office:value="0.006517" calcext:value-type="float">
            <text:p>0,007</text:p>
          </table:table-cell>
          <table:table-cell table:style-name="ce13" office:value-type="float" office:value="8.99" calcext:value-type="float">
            <text:p>8,99</text:p>
          </table:table-cell>
          <table:table-cell table:style-name="ce12" table:formula="of:=ABS([.E135])*0.005+0.02" office:value-type="float" office:value="0.06495" calcext:value-type="float">
            <text:p>0,065</text:p>
          </table:table-cell>
          <table:table-cell table:number-columns-repeated="1018"/>
        </table:table-row>
        <table:table-row table:style-name="ro2">
          <table:table-cell table:style-name="ce33" office:value-type="float" office:value="300" calcext:value-type="float">
            <text:p>300</text:p>
          </table:table-cell>
          <table:table-cell table:style-name="ce34" office:value-type="string" calcext:value-type="string">
            <text:p>∞</text:p>
          </table:table-cell>
          <table:table-cell table:style-name="ce17" office:value-type="float" office:value="3.034" calcext:value-type="float">
            <text:p>3,034</text:p>
          </table:table-cell>
          <table:table-cell table:style-name="ce12" table:formula="of:=ABS([.C136])*0.0005+0.005" office:value-type="float" office:value="0.006517" calcext:value-type="float">
            <text:p>0,007</text:p>
          </table:table-cell>
          <table:table-cell table:style-name="ce16" office:value-type="float" office:value="8.98" calcext:value-type="float">
            <text:p>8,98</text:p>
          </table:table-cell>
          <table:table-cell table:style-name="ce12" table:formula="of:=ABS([.E136])*0.005+0.02" office:value-type="float" office:value="0.0649" calcext:value-type="float">
            <text:p>0,065</text:p>
          </table:table-cell>
          <table:table-cell table:formula="of:=[.A136]/(([.E135]/[.E136])-1)" office:value-type="float" office:value="269400.000000005" calcext:value-type="float">
            <text:p>269400,000000005</text:p>
          </table:table-cell>
          <table:table-cell table:formula="of:=[.A136]/POWER(([.C136]/[.E136]) - 1;2)*(1/[.E136])*(SQRT(POWER([.D136];2)+POWER([.C136]/[.E136];2)*POWER([.F136];2)))" office:value-type="float" office:value="1.74306187284474" calcext:value-type="float">
            <text:p>1,74306187284474</text:p>
          </table:table-cell>
          <table:table-cell/>
          <table:table-cell table:style-name="ce25" table:formula="of:=[.E136]" office:value-type="float" office:value="8.98" calcext:value-type="float">
            <text:p>8,98</text:p>
          </table:table-cell>
          <table:table-cell table:formula="of:=[.E136]*[.A136]" office:value-type="float" office:value="2694" calcext:value-type="float">
            <text:p>2694</text:p>
          </table:table-cell>
          <table:table-cell table:formula="of:=[.J136]/[.K136]" office:value-type="float" office:value="0.00333333333333333" calcext:value-type="float">
            <text:p>0,003333333333333</text:p>
          </table:table-cell>
          <table:table-cell table:number-columns-repeated="1012"/>
        </table:table-row>
        <table:table-row table:style-name="ro2">
          <table:table-cell table:style-name="ce35" office:value-type="float" office:value="10000" calcext:value-type="float">
            <text:p>10000</text:p>
          </table:table-cell>
          <table:table-cell table:style-name="ce24" office:value-type="string" calcext:value-type="string">
            <text:p>∞</text:p>
          </table:table-cell>
          <table:table-cell table:style-name="ce19" office:value-type="float" office:value="3.034" calcext:value-type="float">
            <text:p>3,034</text:p>
          </table:table-cell>
          <table:table-cell table:style-name="ce12" table:formula="of:=ABS([.C137])*0.0005+0.005" office:value-type="float" office:value="0.006517" calcext:value-type="float">
            <text:p>0,007</text:p>
          </table:table-cell>
          <table:table-cell table:style-name="ce20" office:value-type="float" office:value="8.74" calcext:value-type="float">
            <text:p>8,74</text:p>
          </table:table-cell>
          <table:table-cell table:style-name="ce12" table:formula="of:=ABS([.E137])*0.005+0.02" office:value-type="float" office:value="0.0637" calcext:value-type="float">
            <text:p>0,064</text:p>
          </table:table-cell>
          <table:table-cell table:formula="of:=[.A137]/(([.E135]/([.E137]))-1)" office:value-type="float" office:value="349600" calcext:value-type="float">
            <text:p>349600</text:p>
          </table:table-cell>
          <table:table-cell table:formula="of:=[.A137]/POWER(([.C137]/[.E137]) - 1;2)*(1/[.E137])*(SQRT(POWER([.D137];2)+POWER([.C137]/[.E137];2)*POWER([.F137];2)))" office:value-type="float" office:value="61.8839199971111" calcext:value-type="float">
            <text:p>61,8839199971111</text:p>
          </table:table-cell>
          <table:table-cell/>
          <table:table-cell table:style-name="ce25" table:formula="of:=[.E137]" office:value-type="float" office:value="8.74" calcext:value-type="float">
            <text:p>8,74</text:p>
          </table:table-cell>
          <table:table-cell table:formula="of:=[.E137]*[.A137]" office:value-type="float" office:value="87400" calcext:value-type="float">
            <text:p>87400</text:p>
          </table:table-cell>
          <table:table-cell table:formula="of:=[.J137]/[.K137]" office:value-type="float" office:value="0.0001" calcext:value-type="float">
            <text:p>0,000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2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36" office:value-type="string" calcext:value-type="string">
            <text:p>R<text:span text:style-name="T3">S2</text:span>/R<text:span text:style-name="T3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office:value-type="string" calcext:value-type="string">
            <text:p>RWY</text:p>
          </table:table-cell>
          <table:table-cell table:style-name="ce21" office:value-type="string" calcext:value-type="string">
            <text:p>∆RW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/z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∞</text:p>
          </table:table-cell>
          <table:table-cell table:style-name="ce12" office:value-type="float" office:value="4.06" calcext:value-type="float">
            <text:p>4,060</text:p>
          </table:table-cell>
          <table:table-cell table:style-name="ce12" table:formula="of:=ABS([.C144])*0.0005+0.005" office:value-type="float" office:value="0.00703" calcext:value-type="float">
            <text:p>0,007</text:p>
          </table:table-cell>
          <table:table-cell table:style-name="ce13" office:value-type="float" office:value="12.02" calcext:value-type="float">
            <text:p>12,02</text:p>
          </table:table-cell>
          <table:table-cell table:style-name="ce12" table:formula="of:=ABS([.E144])*0.005+0.02" office:value-type="float" office:value="0.0801" calcext:value-type="float">
            <text:p>0,080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.06" calcext:value-type="float">
            <text:p>4,060</text:p>
          </table:table-cell>
          <table:table-cell table:style-name="ce12" table:formula="of:=ABS([.C145])*0.0005+0.005" office:value-type="float" office:value="0.00703" calcext:value-type="float">
            <text:p>0,007</text:p>
          </table:table-cell>
          <table:table-cell table:style-name="ce16" office:value-type="float" office:value="12.02" calcext:value-type="float">
            <text:p>12,02</text:p>
          </table:table-cell>
          <table:table-cell table:style-name="ce12" table:formula="of:=ABS([.E145])*0.005+0.02" office:value-type="float" office:value="0.0801" calcext:value-type="float">
            <text:p>0,080</text:p>
          </table:table-cell>
          <table:table-cell table:formula="of:=[.B145]*(([.E145]/([.E145]*[.B145]))-1)" office:value-type="float" office:value="-19" calcext:value-type="float">
            <text:p>-19</text:p>
          </table:table-cell>
          <table:table-cell table:formula="of:=[.B145]*(1/[.E145])*SQRT(POWER([.D145];2)+POWER([.C145]/[.E145];2)*POWER([.F145];2))" office:value-type="float" office:value="0.0465121776388287" calcext:value-type="float">
            <text:p>0,046512177638829</text:p>
          </table:table-cell>
          <table:table-cell/>
          <table:table-cell table:style-name="ce25" table:formula="of:=[.E145]" office:value-type="float" office:value="12.02" calcext:value-type="float">
            <text:p>12,02</text:p>
          </table:table-cell>
          <table:table-cell table:formula="of:=[.E145]*[.B145]" office:value-type="float" office:value="240.4" calcext:value-type="float">
            <text:p>240,4</text:p>
          </table:table-cell>
          <table:table-cell table:formula="of:=[.J145]/[.K145]" office:value-type="float" office:value="0.05" calcext:value-type="float">
            <text:p>0,05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4.06" calcext:value-type="float">
            <text:p>4,060</text:p>
          </table:table-cell>
          <table:table-cell table:style-name="ce12" table:formula="of:=ABS([.C146])*0.0005+0.005" office:value-type="float" office:value="0.00703" calcext:value-type="float">
            <text:p>0,007</text:p>
          </table:table-cell>
          <table:table-cell table:style-name="ce16" office:value-type="float" office:value="12.02" calcext:value-type="float">
            <text:p>12,02</text:p>
          </table:table-cell>
          <table:table-cell table:style-name="ce12" table:formula="of:=ABS([.E146])*0.005+0.02" office:value-type="float" office:value="0.0801" calcext:value-type="float">
            <text:p>0,080</text:p>
          </table:table-cell>
          <table:table-cell table:formula="of:=[.B146]*(([.E146]/([.E146]*[.B146]))-1)" office:value-type="float" office:value="-9" calcext:value-type="float">
            <text:p>-9</text:p>
          </table:table-cell>
          <table:table-cell table:formula="of:=[.B146]*(1/[.E146])*SQRT(POWER([.D146];2)+POWER([.C146]/[.E146];2)*POWER([.F146];2))" office:value-type="float" office:value="0.0232560888194143" calcext:value-type="float">
            <text:p>0,023256088819414</text:p>
          </table:table-cell>
          <table:table-cell/>
          <table:table-cell table:style-name="ce25" table:formula="of:=[.E146]" office:value-type="float" office:value="12.02" calcext:value-type="float">
            <text:p>12,02</text:p>
          </table:table-cell>
          <table:table-cell table:formula="of:=[.E146]*[.B146]" office:value-type="float" office:value="120.2" calcext:value-type="float">
            <text:p>120,2</text:p>
          </table:table-cell>
          <table:table-cell table:formula="of:=[.J146]/[.K146]" office:value-type="float" office:value="0.1" calcext:value-type="float">
            <text:p>0,1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4.06" calcext:value-type="float">
            <text:p>4,060</text:p>
          </table:table-cell>
          <table:table-cell table:style-name="ce12" table:formula="of:=ABS([.C147])*0.0005+0.005" office:value-type="float" office:value="0.00703" calcext:value-type="float">
            <text:p>0,007</text:p>
          </table:table-cell>
          <table:table-cell table:style-name="ce16" office:value-type="float" office:value="12.02" calcext:value-type="float">
            <text:p>12,02</text:p>
          </table:table-cell>
          <table:table-cell table:style-name="ce12" table:formula="of:=ABS([.E147])*0.005+0.02" office:value-type="float" office:value="0.0801" calcext:value-type="float">
            <text:p>0,080</text:p>
          </table:table-cell>
          <table:table-cell table:formula="of:=[.B147]*(([.E147]/([.E147]*[.B147]))-1)" office:value-type="float" office:value="-4" calcext:value-type="float">
            <text:p>-4</text:p>
          </table:table-cell>
          <table:table-cell table:formula="of:=[.B147]*(1/[.E147])*SQRT(POWER([.D147];2)+POWER([.C147]/[.E147];2)*POWER([.F147];2))" office:value-type="float" office:value="0.0116280444097072" calcext:value-type="float">
            <text:p>0,011628044409707</text:p>
          </table:table-cell>
          <table:table-cell/>
          <table:table-cell table:style-name="ce25" table:formula="of:=[.E147]" office:value-type="float" office:value="12.02" calcext:value-type="float">
            <text:p>12,02</text:p>
          </table:table-cell>
          <table:table-cell table:formula="of:=[.E147]*[.B147]" office:value-type="float" office:value="60.1" calcext:value-type="float">
            <text:p>60,1</text:p>
          </table:table-cell>
          <table:table-cell table:formula="of:=[.J147]/[.K147]" office:value-type="float" office:value="0.2" calcext:value-type="float">
            <text:p>0,2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4.06" calcext:value-type="float">
            <text:p>4,060</text:p>
          </table:table-cell>
          <table:table-cell table:style-name="ce12" table:formula="of:=ABS([.C148])*0.0005+0.005" office:value-type="float" office:value="0.00703" calcext:value-type="float">
            <text:p>0,007</text:p>
          </table:table-cell>
          <table:table-cell table:style-name="ce20" office:value-type="float" office:value="12.02" calcext:value-type="float">
            <text:p>12,02</text:p>
          </table:table-cell>
          <table:table-cell table:style-name="ce12" table:formula="of:=ABS([.E148])*0.005+0.02" office:value-type="float" office:value="0.0801" calcext:value-type="float">
            <text:p>0,080</text:p>
          </table:table-cell>
          <table:table-cell table:formula="of:=[.B148]*(([.E148]/([.E148]*[.B148]))-1)" office:value-type="float" office:value="-1" calcext:value-type="float">
            <text:p>-1</text:p>
          </table:table-cell>
          <table:table-cell table:formula="of:=[.B148]*(1/[.E148])*SQRT(POWER([.D148];2)+POWER([.C148]/[.E148];2)*POWER([.F148];2))" office:value-type="float" office:value="0.00465121776388287" calcext:value-type="float">
            <text:p>0,004651217763883</text:p>
          </table:table-cell>
          <table:table-cell/>
          <table:table-cell table:style-name="ce25" table:formula="of:=[.E148]" office:value-type="float" office:value="12.02" calcext:value-type="float">
            <text:p>12,02</text:p>
          </table:table-cell>
          <table:table-cell table:formula="of:=[.E148]*[.B148]" office:value-type="float" office:value="24.04" calcext:value-type="float">
            <text:p>24,04</text:p>
          </table:table-cell>
          <table:table-cell table:formula="of:=[.J148]/[.K148]" office:value-type="float" office:value="0.5" calcext:value-type="float">
            <text:p>0,5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2.4. Pomiar pasma przenoszenia wzmacniacza operacyjnego</text:p>
          </table:table-cell>
          <table:table-cell table:number-columns-repeated="10"/>
          <table:table-cell>
            <draw:frame draw:z-index="4" draw:name="Wykres 7" draw:style-name="gr1" svg:width="16.51cm" svg:height="8.996cm" svg:x="0.584cm" svg:y="1.792cm">
              <draw:object draw:notify-on-update-of-ranges="zestaw_4.A157:zestaw_4.A165 zestaw_4.E157:zestaw_4.E16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Z<text:span text:style-name="T1">1</text:span><text:span text:style-name="T2"> = 5 kΩ, Z</text:span><text:span text:style-name="T4">2</text:span><text:span text:style-name="T2"> = 50 kΩ</text:span></text:p>
          </table:table-cell>
          <table:table-cell table:number-columns-repeated="6"/>
          <table:table-cell table:style-name="ce32" office:value-type="string" calcext:value-type="string">
            <text:p>Uwaga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32" office:value-type="string" calcext:value-type="string">
            <text:p>napięcia U<text:span text:style-name="T1">WE</text:span><text:span text:style-name="T2"> i U</text:span><text:span text:style-name="T4">WY</text:span><text:span text:style-name="T2"> zmierzone jako międzyszczytowe.</text:span>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5">u</text:span><text:span text:style-name="T6">tA</text:span></text:p>
          </table:table-cell>
          <table:table-cell office:value-type="string" calcext:value-type="string">
            <text:p>K<text:span text:style-name="T5">u</text:span><text:span text:style-name="T6">A</text:span>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[kHz]</text:p>
          </table:table-cell>
          <table:table-cell table:number-columns-repeated="2" table:style-name="ce5" office:value-type="string" calcext:value-type="string">
            <text:p>[V]</text:p>
          </table:table-cell>
          <table:table-cell table:number-columns-repeated="2" office:value-type="string" calcext:value-type="string">
            <text:p>[dB]</text:p>
          </table:table-cell>
          <table:table-cell table:number-columns-repeated="1019"/>
        </table:table-row>
        <table:table-row table:style-name="ro2">
          <table:table-cell table:style-name="ce29" office:value-type="float" office:value="0.299" calcext:value-type="float">
            <text:p>0,2990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500" calcext:value-type="float">
            <text:p>1500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57]/[.B157]) )" office:value-type="float" office:value="19.8849534222182" calcext:value-type="float">
            <text:p>19,8849534222182</text:p>
          </table:table-cell>
          <table:table-cell table:number-columns-repeated="1019"/>
        </table:table-row>
        <table:table-row table:style-name="ro2">
          <table:table-cell table:style-name="ce30" office:value-type="float" office:value="117.2" calcext:value-type="float">
            <text:p>117,2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720" calcext:value-type="float">
            <text:p>720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58]/[.B158]) )" office:value-type="float" office:value="13.5097781697299" calcext:value-type="float">
            <text:p>13,5097781697299</text:p>
          </table:table-cell>
          <table:table-cell table:number-columns-repeated="1019"/>
        </table:table-row>
        <table:table-row table:style-name="ro2">
          <table:table-cell table:style-name="ce30" office:value-type="float" office:value="176.7" calcext:value-type="float">
            <text:p>176,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504" calcext:value-type="float">
            <text:p>504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59]/[.B159]) )" office:value-type="float" office:value="10.6433764210114" calcext:value-type="float">
            <text:p>10,6433764210114</text:p>
          </table:table-cell>
          <table:table-cell table:number-columns-repeated="1019"/>
        </table:table-row>
        <table:table-row table:style-name="ro2">
          <table:table-cell table:style-name="ce30" office:value-type="float" office:value="245.6" calcext:value-type="float">
            <text:p>245,6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354" calcext:value-type="float">
            <text:p>354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60]/[.B160]) )" office:value-type="float" office:value="7.57483093261661" calcext:value-type="float">
            <text:p>7,57483093261661</text:p>
          </table:table-cell>
          <table:table-cell table:number-columns-repeated="1019"/>
        </table:table-row>
        <table:table-row table:style-name="ro2">
          <table:table-cell table:style-name="ce30" office:value-type="float" office:value="297.1" calcext:value-type="float">
            <text:p>297,1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304" calcext:value-type="float">
            <text:p>304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61]/[.B161]) )" office:value-type="float" office:value="6.13564649106145" calcext:value-type="float">
            <text:p>6,13564649106145</text:p>
          </table:table-cell>
          <table:table-cell table:number-columns-repeated="1019"/>
        </table:table-row>
        <table:table-row table:style-name="ro2">
          <table:table-cell table:style-name="ce30" office:value-type="float" office:value="364" calcext:value-type="float">
            <text:p>36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44" calcext:value-type="float">
            <text:p>244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62]/[.B162]) )" office:value-type="float" office:value="4.22597134566096" calcext:value-type="float">
            <text:p>4,22597134566096</text:p>
          </table:table-cell>
          <table:table-cell table:number-columns-repeated="1019"/>
        </table:table-row>
        <table:table-row table:style-name="ro2">
          <table:table-cell table:style-name="ce30" office:value-type="float" office:value="466.1" calcext:value-type="float">
            <text:p>466,1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80" calcext:value-type="float">
            <text:p>180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63]/[.B163]) )" office:value-type="float" office:value="1.5836249209525" calcext:value-type="float">
            <text:p>1,5836249209525</text:p>
          </table:table-cell>
          <table:table-cell table:number-columns-repeated="1019"/>
        </table:table-row>
        <table:table-row table:style-name="ro2">
          <table:table-cell table:style-name="ce30" office:value-type="float" office:value="496.5" calcext:value-type="float">
            <text:p>496,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6" calcext:value-type="float">
            <text:p>176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64]/[.B164]) )" office:value-type="float" office:value="1.38842817516937" calcext:value-type="float">
            <text:p>1,38842817516937</text:p>
          </table:table-cell>
          <table:table-cell table:number-columns-repeated="1019"/>
        </table:table-row>
        <table:table-row table:style-name="ro2">
          <table:table-cell table:style-name="ce31" office:value-type="float" office:value="576" calcext:value-type="float">
            <text:p>576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48" calcext:value-type="float">
            <text:p>148</text:p>
          </table:table-cell>
          <table:table-cell table:formula="of:=20*LOG10(ABS(50/5) )" office:value-type="float" office:value="20" calcext:value-type="float">
            <text:p>20</text:p>
          </table:table-cell>
          <table:table-cell table:formula="of:=20*LOG10(ABS([.C165]/[.B165]) )" office:value-type="float" office:value="-0.116590873214477" calcext:value-type="float">
            <text:p>-0,11659087321447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2.5. Pomiar wsp. wzmocnienia wzmacniacza operacyjnego dla zmiennych napięć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5">u</text:span><text:span text:style-name="T6">t</text:span></text:p>
          </table:table-cell>
          <table:table-cell office:value-type="string" calcext:value-type="string">
            <text:p>K<text:span text:style-name="T7">u</text:span></text:p>
          </table:table-cell>
          <table:table-cell table:number-columns-repeated="2"/>
          <table:table-cell table:style-name="ce32" office:value-type="string" calcext:value-type="string">
            <text:p>Uwaga:</text:p>
          </table:table-cell>
          <table:table-cell table:number-columns-repeated="1015"/>
        </table:table-row>
        <table:table-row table:style-name="ro3">
          <table:table-cell table:number-columns-repeated="2" table:style-name="ce10" office:value-type="string" calcext:value-type="string">
            <text:p>[kΩ]</text:p>
          </table:table-cell>
          <table:table-cell table:number-columns-repeated="2" table:style-name="ce5" office:value-type="string" calcext:value-type="string">
            <text:p>[V]</text:p>
          </table:table-cell>
          <table:table-cell table:number-columns-repeated="2" office:value-type="string" calcext:value-type="string">
            <text:p>[1]</text:p>
          </table:table-cell>
          <table:table-cell table:number-columns-repeated="2"/>
          <table:table-cell table:style-name="ce32" office:value-type="string" calcext:value-type="string">
            <text:p>napięcia U<text:span text:style-name="T1">WE</text:span><text:span text:style-name="T2"> i U</text:span><text:span text:style-name="T4">WY</text:span><text:span text:style-name="T2"> zmierzone jako międzyszczytowe.</text:span></text:p>
          </table:table-cell>
          <table:table-cell table:number-columns-repeated="101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408" calcext:value-type="float">
            <text:p>408</text:p>
          </table:table-cell>
          <table:table-cell table:formula="of:=[.B172]/[.A172]" office:value-type="float" office:value="2" calcext:value-type="float">
            <text:p>2</text:p>
          </table:table-cell>
          <table:table-cell table:formula="of:=[.D172]/[.C172]" office:value-type="float" office:value="2.79452054794521" calcext:value-type="float">
            <text:p>2,79452054794521</text:p>
          </table:table-cell>
          <table:table-cell table:number-columns-repeated="1018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408" calcext:value-type="float">
            <text:p>408</text:p>
          </table:table-cell>
          <table:table-cell table:formula="of:=[.B173]/[.A173]" office:value-type="float" office:value="2" calcext:value-type="float">
            <text:p>2</text:p>
          </table:table-cell>
          <table:table-cell table:formula="of:=[.D173]/[.C173]" office:value-type="float" office:value="2.75675675675676" calcext:value-type="float">
            <text:p>2,75675675675676</text:p>
          </table:table-cell>
          <table:table-cell table:number-columns-repeated="1018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600" calcext:value-type="float">
            <text:p>600</text:p>
          </table:table-cell>
          <table:table-cell table:formula="of:=[.B174]/[.A174]" office:value-type="float" office:value="3.33333333333333" calcext:value-type="float">
            <text:p>3,33333333333333</text:p>
          </table:table-cell>
          <table:table-cell table:formula="of:=[.D174]/[.C174]" office:value-type="float" office:value="4.10958904109589" calcext:value-type="float">
            <text:p>4,10958904109589</text:p>
          </table:table-cell>
          <table:table-cell table:number-columns-repeated="1018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52" calcext:value-type="float">
            <text:p>252</text:p>
          </table:table-cell>
          <table:table-cell table:formula="of:=[.B175]/[.A175]" office:value-type="float" office:value="0.8" calcext:value-type="float">
            <text:p>0,8</text:p>
          </table:table-cell>
          <table:table-cell table:formula="of:=[.D175]/[.C175]" office:value-type="float" office:value="1.72602739726027" calcext:value-type="float">
            <text:p>1,72602739726027</text:p>
          </table:table-cell>
          <table:table-cell table:number-columns-repeated="1018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200" calcext:value-type="float">
            <text:p>200</text:p>
          </table:table-cell>
          <table:table-cell table:formula="of:=[.B176]/[.A176]" office:value-type="float" office:value="0.4" calcext:value-type="float">
            <text:p>0,4</text:p>
          </table:table-cell>
          <table:table-cell table:formula="of:=[.D176]/[.C176]" office:value-type="float" office:value="1.35135135135135" calcext:value-type="float">
            <text:p>1,35135135135135</text:p>
          </table:table-cell>
          <table:table-cell table:number-columns-repeated="1018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100" calcext:value-type="float">
            <text:p>1100</text:p>
          </table:table-cell>
          <table:table-cell table:formula="of:=[.B177]/[.A177]" office:value-type="float" office:value="6.66666666666667" calcext:value-type="float">
            <text:p>6,66666666666667</text:p>
          </table:table-cell>
          <table:table-cell table:formula="of:=[.D177]/[.C177]" office:value-type="float" office:value="7.14285714285714" calcext:value-type="float">
            <text:p>7,14285714285714</text:p>
          </table:table-cell>
          <table:table-cell table:number-columns-repeated="1018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616" calcext:value-type="float">
            <text:p>616</text:p>
          </table:table-cell>
          <table:table-cell table:formula="of:=[.B178]/[.A178]" office:value-type="float" office:value="3.33333333333333" calcext:value-type="float">
            <text:p>3,33333333333333</text:p>
          </table:table-cell>
          <table:table-cell table:formula="of:=[.D178]/[.C178]" office:value-type="float" office:value="4.10666666666667" calcext:value-type="float">
            <text:p>4,10666666666667</text:p>
          </table:table-cell>
          <table:table-cell table:number-columns-repeated="1018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5600" calcext:value-type="float">
            <text:p>5600</text:p>
          </table:table-cell>
          <table:table-cell table:formula="of:=[.B179]/[.A179]" office:value-type="float" office:value="40" calcext:value-type="float">
            <text:p>40</text:p>
          </table:table-cell>
          <table:table-cell table:formula="of:=[.D179]/[.C179]" office:value-type="float" office:value="37.8378378378378" calcext:value-type="float">
            <text:p>37,837837837837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5.3. Wzmacniacz w układzie nieodwracającym – wtórnik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Aparatura użyta w części 5.3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). Moduł doświadczalny W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). Zespół Źródeł Sterujących, nr inw. ZŹS-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). Multimetr Protek 506, nr inw. WD043.01-005-203 - do pomiaru U<text:span text:style-name="T1">WE</text:span><text:span text:style-name="T2">, zakres 40 V DC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). Multimetr Kemot KT890, nr inw. I3/2.03/2017-K/4 - do pomiaru U<text:span text:style-name="T1">WY</text:span><text:span text:style-name="T2">, zakres 20 V DC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). Generator funkcyjny DF1641B, nr inw. WD045.01-007-2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). Oscyloskop cyfrowy SIGLENT SDS 1052DL, nr inw. I3/RPO/010/T8/68/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). Zasilacz Siglent SPD3303D, nr inw. WD051.02-004-203</text:p>
          </table:table-cell>
          <table:table-cell table:number-columns-repeated="1023"/>
        </table:table-row>
        <table:table-row table:style-name="ro1">
          <table:table-cell table:style-name="ce37"/>
          <table:table-cell table:style-name="ce38" table:number-columns-repeated="1023"/>
        </table:table-row>
        <table:table-row table:style-name="ro2">
          <table:table-cell table:style-name="ce4" office:value-type="string" calcext:value-type="string">
            <text:p>5.3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∞</text:p>
          </table:table-cell>
          <table:table-cell table:style-name="ce39" office:value-type="float" office:value="0" calcext:value-type="float">
            <text:p>0,0</text:p>
          </table:table-cell>
          <table:table-cell table:style-name="ce13" office:value-type="float" office:value="-12.63" calcext:value-type="float">
            <text:p>-12,63</text:p>
          </table:table-cell>
          <table:table-cell table:style-name="ce12" table:formula="of:=ABS([.C197])*0.0005+0.005" office:value-type="float" office:value="0.011315" calcext:value-type="float">
            <text:p>0,011</text:p>
          </table:table-cell>
          <table:table-cell table:style-name="ce13" office:value-type="float" office:value="-12.55" calcext:value-type="float">
            <text:p>-12,55</text:p>
          </table:table-cell>
          <table:table-cell table:style-name="ce12" table:formula="of:=ABS([.E197])*0.005+0.02" office:value-type="float" office:value="0.08275" calcext:value-type="float">
            <text:p>0,083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25" office:value-type="float" office:value="-10.52" calcext:value-type="float">
            <text:p>-10,52</text:p>
          </table:table-cell>
          <table:table-cell table:style-name="ce12" table:formula="of:=ABS([.C198])*0.0005+0.005" office:value-type="float" office:value="0.01026" calcext:value-type="float">
            <text:p>0,010</text:p>
          </table:table-cell>
          <table:table-cell table:style-name="ce16" office:value-type="float" office:value="-10.54" calcext:value-type="float">
            <text:p>-10,54</text:p>
          </table:table-cell>
          <table:table-cell table:style-name="ce12" table:formula="of:=ABS([.E198])*0.005+0.02" office:value-type="float" office:value="0.0727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-8.42" calcext:value-type="float">
            <text:p>-8,42</text:p>
          </table:table-cell>
          <table:table-cell table:style-name="ce12" table:formula="of:=ABS([.C199])*0.0005+0.005" office:value-type="float" office:value="0.00921" calcext:value-type="float">
            <text:p>0,009</text:p>
          </table:table-cell>
          <table:table-cell table:style-name="ce16" office:value-type="float" office:value="-8.44" calcext:value-type="float">
            <text:p>-8,44</text:p>
          </table:table-cell>
          <table:table-cell table:style-name="ce12" table:formula="of:=ABS([.E199])*0.005+0.02" office:value-type="float" office:value="0.0622" calcext:value-type="float">
            <text:p>0,06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-6.37" calcext:value-type="float">
            <text:p>-6,37</text:p>
          </table:table-cell>
          <table:table-cell table:style-name="ce12" table:formula="of:=ABS([.C200])*0.0005+0.005" office:value-type="float" office:value="0.008185" calcext:value-type="float">
            <text:p>0,008</text:p>
          </table:table-cell>
          <table:table-cell table:style-name="ce16" office:value-type="float" office:value="-6.39" calcext:value-type="float">
            <text:p>-6,39</text:p>
          </table:table-cell>
          <table:table-cell table:style-name="ce12" table:formula="of:=ABS([.E200])*0.005+0.02" office:value-type="float" office:value="0.05195" calcext:value-type="float">
            <text:p>0,05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-4.25" calcext:value-type="float">
            <text:p>-4,25</text:p>
          </table:table-cell>
          <table:table-cell table:style-name="ce12" table:formula="of:=ABS([.C201])*0.0005+0.005" office:value-type="float" office:value="0.007125" calcext:value-type="float">
            <text:p>0,007</text:p>
          </table:table-cell>
          <table:table-cell table:style-name="ce16" office:value-type="float" office:value="-4.26" calcext:value-type="float">
            <text:p>-4,26</text:p>
          </table:table-cell>
          <table:table-cell table:style-name="ce12" table:formula="of:=ABS([.E201])*0.005+0.02" office:value-type="float" office:value="0.0413" calcext:value-type="float">
            <text:p>0,041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-2.15" calcext:value-type="float">
            <text:p>-2,15</text:p>
          </table:table-cell>
          <table:table-cell table:style-name="ce12" table:formula="of:=ABS([.C202])*0.0005+0.005" office:value-type="float" office:value="0.006075" calcext:value-type="float">
            <text:p>0,006</text:p>
          </table:table-cell>
          <table:table-cell table:style-name="ce16" office:value-type="float" office:value="-2.16" calcext:value-type="float">
            <text:p>-2,16</text:p>
          </table:table-cell>
          <table:table-cell table:style-name="ce12" table:formula="of:=ABS([.E202])*0.005+0.02" office:value-type="float" office:value="0.0308" calcext:value-type="float">
            <text:p>0,031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-1.04" calcext:value-type="float">
            <text:p>-1,04</text:p>
          </table:table-cell>
          <table:table-cell table:style-name="ce12" table:formula="of:=ABS([.C203])*0.0005+0.005" office:value-type="float" office:value="0.00552" calcext:value-type="float">
            <text:p>0,006</text:p>
          </table:table-cell>
          <table:table-cell table:style-name="ce16" office:value-type="float" office:value="-1.04" calcext:value-type="float">
            <text:p>-1,04</text:p>
          </table:table-cell>
          <table:table-cell table:style-name="ce12" table:formula="of:=ABS([.E203])*0.005+0.02" office:value-type="float" office:value="0.0252" calcext:value-type="float">
            <text:p>0,025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0" calcext:value-type="float">
            <text:p>0,00</text:p>
          </table:table-cell>
          <table:table-cell table:style-name="ce12" table:formula="of:=ABS([.C204])*0.0005+0.005" office:value-type="float" office:value="0.005" calcext:value-type="float">
            <text:p>0,005</text:p>
          </table:table-cell>
          <table:table-cell table:style-name="ce16" office:value-type="float" office:value="0" calcext:value-type="float">
            <text:p>0,00</text:p>
          </table:table-cell>
          <table:table-cell table:style-name="ce12" table:formula="of:=ABS([.E204])*0.005+0.02" office:value-type="float" office:value="0.02" calcext:value-type="float">
            <text:p>0,020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1" calcext:value-type="float">
            <text:p>1,00</text:p>
          </table:table-cell>
          <table:table-cell table:style-name="ce12" table:formula="of:=ABS([.C205])*0.0005+0.005" office:value-type="float" office:value="0.0055" calcext:value-type="float">
            <text:p>0,006</text:p>
          </table:table-cell>
          <table:table-cell table:style-name="ce16" office:value-type="float" office:value="1" calcext:value-type="float">
            <text:p>1,00</text:p>
          </table:table-cell>
          <table:table-cell table:style-name="ce12" table:formula="of:=ABS([.E205])*0.005+0.02" office:value-type="float" office:value="0.025" calcext:value-type="float">
            <text:p>0,025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2.16" calcext:value-type="float">
            <text:p>2,16</text:p>
          </table:table-cell>
          <table:table-cell table:style-name="ce12" table:formula="of:=ABS([.C206])*0.0005+0.005" office:value-type="float" office:value="0.00608" calcext:value-type="float">
            <text:p>0,006</text:p>
          </table:table-cell>
          <table:table-cell table:style-name="ce16" office:value-type="float" office:value="2.16" calcext:value-type="float">
            <text:p>2,16</text:p>
          </table:table-cell>
          <table:table-cell table:style-name="ce12" table:formula="of:=ABS([.E206])*0.005+0.02" office:value-type="float" office:value="0.0308" calcext:value-type="float">
            <text:p>0,031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4.22" calcext:value-type="float">
            <text:p>4,22</text:p>
          </table:table-cell>
          <table:table-cell table:style-name="ce12" table:formula="of:=ABS([.C207])*0.0005+0.005" office:value-type="float" office:value="0.00711" calcext:value-type="float">
            <text:p>0,007</text:p>
          </table:table-cell>
          <table:table-cell table:style-name="ce16" office:value-type="float" office:value="4.23" calcext:value-type="float">
            <text:p>4,23</text:p>
          </table:table-cell>
          <table:table-cell table:style-name="ce12" table:formula="of:=ABS([.E207])*0.005+0.02" office:value-type="float" office:value="0.04115" calcext:value-type="float">
            <text:p>0,041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6.49" calcext:value-type="float">
            <text:p>6,49</text:p>
          </table:table-cell>
          <table:table-cell table:style-name="ce12" table:formula="of:=ABS([.C208])*0.0005+0.005" office:value-type="float" office:value="0.008245" calcext:value-type="float">
            <text:p>0,008</text:p>
          </table:table-cell>
          <table:table-cell table:style-name="ce16" office:value-type="float" office:value="6.51" calcext:value-type="float">
            <text:p>6,51</text:p>
          </table:table-cell>
          <table:table-cell table:style-name="ce12" table:formula="of:=ABS([.E208])*0.005+0.02" office:value-type="float" office:value="0.05255" calcext:value-type="float">
            <text:p>0,053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∞</text:p>
          </table:table-cell>
          <table:table-cell table:style-name="ce30" office:value-type="float" office:value="0" calcext:value-type="float">
            <text:p>0,0</text:p>
          </table:table-cell>
          <table:table-cell table:style-name="ce16" office:value-type="float" office:value="10.6" calcext:value-type="float">
            <text:p>10,60</text:p>
          </table:table-cell>
          <table:table-cell table:style-name="ce12" table:formula="of:=ABS([.C209])*0.0005+0.005" office:value-type="float" office:value="0.0103" calcext:value-type="float">
            <text:p>0,010</text:p>
          </table:table-cell>
          <table:table-cell table:style-name="ce16" office:value-type="float" office:value="10.63" calcext:value-type="float">
            <text:p>10,63</text:p>
          </table:table-cell>
          <table:table-cell table:style-name="ce12" table:formula="of:=ABS([.E209])*0.005+0.02" office:value-type="float" office:value="0.07315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∞</text:p>
          </table:table-cell>
          <table:table-cell table:style-name="ce31" office:value-type="float" office:value="0" calcext:value-type="float">
            <text:p>0,0</text:p>
          </table:table-cell>
          <table:table-cell table:style-name="ce20" office:value-type="float" office:value="12.76" calcext:value-type="float">
            <text:p>12,76</text:p>
          </table:table-cell>
          <table:table-cell table:style-name="ce12" table:formula="of:=ABS([.C210])*0.0005+0.005" office:value-type="float" office:value="0.01138" calcext:value-type="float">
            <text:p>0,011</text:p>
          </table:table-cell>
          <table:table-cell table:style-name="ce20" office:value-type="float" office:value="12.79" calcext:value-type="float">
            <text:p>12,79</text:p>
          </table:table-cell>
          <table:table-cell table:style-name="ce12" table:formula="of:=ABS([.E210])*0.005+0.02" office:value-type="float" office:value="0.08395" calcext:value-type="float">
            <text:p>0,08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3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R<text:span text:style-name="T3">S2</text:span>/R<text:span text:style-name="T3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10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∞</text:p>
          </table:table-cell>
          <table:table-cell table:style-name="ce13" office:value-type="float" office:value="10.57" calcext:value-type="float">
            <text:p>10,57</text:p>
          </table:table-cell>
          <table:table-cell table:style-name="ce12" table:formula="of:=ABS([.C217])*0.0005+0.005" office:value-type="float" office:value="0.010285" calcext:value-type="float">
            <text:p>0,010</text:p>
          </table:table-cell>
          <table:table-cell table:style-name="ce13" office:value-type="float" office:value="10.6" calcext:value-type="float">
            <text:p>10,60</text:p>
          </table:table-cell>
          <table:table-cell table:style-name="ce12" table:formula="of:=ABS([.E217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42" office:value-type="float" office:value="300" calcext:value-type="float">
            <text:p>300</text:p>
          </table:table-cell>
          <table:table-cell table:style-name="ce34" office:value-type="string" calcext:value-type="string">
            <text:p>∞</text:p>
          </table:table-cell>
          <table:table-cell table:style-name="ce16" office:value-type="float" office:value="10.57" calcext:value-type="float">
            <text:p>10,57</text:p>
          </table:table-cell>
          <table:table-cell table:style-name="ce12" table:formula="of:=ABS([.C218])*0.0005+0.005" office:value-type="float" office:value="0.010285" calcext:value-type="float">
            <text:p>0,010</text:p>
          </table:table-cell>
          <table:table-cell table:style-name="ce16" office:value-type="float" office:value="10.6" calcext:value-type="float">
            <text:p>10,60</text:p>
          </table:table-cell>
          <table:table-cell table:style-name="ce12" table:formula="of:=ABS([.E218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43" office:value-type="float" office:value="10000" calcext:value-type="float">
            <text:p>10000</text:p>
          </table:table-cell>
          <table:table-cell table:style-name="ce24" office:value-type="string" calcext:value-type="string">
            <text:p>∞</text:p>
          </table:table-cell>
          <table:table-cell table:style-name="ce20" office:value-type="float" office:value="10.57" calcext:value-type="float">
            <text:p>10,57</text:p>
          </table:table-cell>
          <table:table-cell table:style-name="ce12" table:formula="of:=ABS([.C219])*0.0005+0.005" office:value-type="float" office:value="0.010285" calcext:value-type="float">
            <text:p>0,010</text:p>
          </table:table-cell>
          <table:table-cell table:style-name="ce20" office:value-type="float" office:value="10.58" calcext:value-type="float">
            <text:p>10,58</text:p>
          </table:table-cell>
          <table:table-cell table:style-name="ce12" table:formula="of:=ABS([.E219])*0.005+0.02" office:value-type="float" office:value="0.0729" calcext:value-type="float">
            <text:p>0,07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3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R<text:span text:style-name="T3">S2</text:span>/R<text:span text:style-name="T3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6" office:value-type="string" calcext:value-type="string">
            <text:p><text:s/>Napięcie wejściowe</text:p>
          </table:table-cell>
          <table:table-cell table:style-name="ce7"/>
          <table:table-cell table:style-name="ce8" office:value-type="string" calcext:value-type="string">
            <text:p><text:s/>Napięcie wyjściowe</text:p>
          </table:table-cell>
          <table:table-cell table:style-name="ce9"/>
          <table:table-cell table:number-columns-repeated="1018"/>
        </table:table-row>
        <table:table-row table:style-name="ro6">
          <table:table-cell table:number-columns-repeated="2" table:style-name="ce5" office:value-type="string" calcext:value-type="string">
            <text:p>[kΩ]</text:p>
          </table:table-cell>
          <table:table-cell table:style-name="ce5" office:value-type="string" calcext:value-type="string">
            <text:p>U<text:span text:style-name="T3">WE</text:span> [V]</text:p>
          </table:table-cell>
          <table:table-cell table:style-name="ce5" office:value-type="string" calcext:value-type="string">
            <text:p>ΔU<text:span text:style-name="T3">WE</text:span> [V]</text:p>
          </table:table-cell>
          <table:table-cell table:style-name="ce5" office:value-type="string" calcext:value-type="string">
            <text:p>U<text:span text:style-name="T3">WY</text:span> [V]</text:p>
          </table:table-cell>
          <table:table-cell table:style-name="ce5" office:value-type="string" calcext:value-type="string">
            <text:p>ΔU<text:span text:style-name="T3">WY</text:span> [V]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-</text:p>
          </table:table-cell>
          <table:table-cell table:style-name="ce23" office:value-type="string" calcext:value-type="string">
            <text:p>∞</text:p>
          </table:table-cell>
          <table:table-cell table:style-name="ce13" office:value-type="float" office:value="10.57" calcext:value-type="float">
            <text:p>10,57</text:p>
          </table:table-cell>
          <table:table-cell table:style-name="ce12" table:formula="of:=ABS([.C226])*0.0005+0.005" office:value-type="float" office:value="0.010285" calcext:value-type="float">
            <text:p>0,010</text:p>
          </table:table-cell>
          <table:table-cell table:style-name="ce13" office:value-type="float" office:value="10.6" calcext:value-type="float">
            <text:p>10,60</text:p>
          </table:table-cell>
          <table:table-cell table:style-name="ce12" table:formula="of:=ABS([.E226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10.57" calcext:value-type="float">
            <text:p>10,57</text:p>
          </table:table-cell>
          <table:table-cell table:style-name="ce12" table:formula="of:=ABS([.C227])*0.0005+0.005" office:value-type="float" office:value="0.010285" calcext:value-type="float">
            <text:p>0,010</text:p>
          </table:table-cell>
          <table:table-cell table:style-name="ce16" office:value-type="float" office:value="10.6" calcext:value-type="float">
            <text:p>10,60</text:p>
          </table:table-cell>
          <table:table-cell table:style-name="ce12" table:formula="of:=ABS([.E227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.57" calcext:value-type="float">
            <text:p>10,57</text:p>
          </table:table-cell>
          <table:table-cell table:style-name="ce12" table:formula="of:=ABS([.C228])*0.0005+0.005" office:value-type="float" office:value="0.010285" calcext:value-type="float">
            <text:p>0,010</text:p>
          </table:table-cell>
          <table:table-cell table:style-name="ce16" office:value-type="float" office:value="10.6" calcext:value-type="float">
            <text:p>10,60</text:p>
          </table:table-cell>
          <table:table-cell table:style-name="ce12" table:formula="of:=ABS([.E228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6" office:value-type="string" calcext:value-type="string">
            <text:p>-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10.57" calcext:value-type="float">
            <text:p>10,57</text:p>
          </table:table-cell>
          <table:table-cell table:style-name="ce12" table:formula="of:=ABS([.C229])*0.0005+0.005" office:value-type="float" office:value="0.010285" calcext:value-type="float">
            <text:p>0,010</text:p>
          </table:table-cell>
          <table:table-cell table:style-name="ce16" office:value-type="float" office:value="10.6" calcext:value-type="float">
            <text:p>10,60</text:p>
          </table:table-cell>
          <table:table-cell table:style-name="ce12" table:formula="of:=ABS([.E229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float" office:value="10.57" calcext:value-type="float">
            <text:p>10,57</text:p>
          </table:table-cell>
          <table:table-cell table:style-name="ce12" table:formula="of:=ABS([.C230])*0.0005+0.005" office:value-type="float" office:value="0.010285" calcext:value-type="float">
            <text:p>0,010</text:p>
          </table:table-cell>
          <table:table-cell table:style-name="ce20" office:value-type="float" office:value="10.6" calcext:value-type="float">
            <text:p>10,60</text:p>
          </table:table-cell>
          <table:table-cell table:style-name="ce12" table:formula="of:=ABS([.E230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3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Z<text:span text:style-name="T1">1</text:span><text:span text:style-name="T2"> = ∞, Z</text:span><text:span text:style-name="T4">2</text:span><text:span text:style-name="T2"> = 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[kHz]</text:p>
          </table:table-cell>
          <table:table-cell table:number-columns-repeated="2" table:style-name="ce5" office:value-type="string" calcext:value-type="string">
            <text:p>[mV]</text:p>
          </table:table-cell>
          <table:table-cell table:number-columns-repeated="1021"/>
        </table:table-row>
        <table:table-row table:style-name="ro2">
          <table:table-cell table:style-name="ce29" office:value-type="float" office:value="0.2963" calcext:value-type="float">
            <text:p>0,2963</text:p>
          </table:table-cell>
          <table:table-cell table:style-name="ce39" office:value-type="float" office:value="18.8" calcext:value-type="float">
            <text:p>18,8</text:p>
          </table:table-cell>
          <table:table-cell table:style-name="ce39" office:value-type="float" office:value="20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17" office:value-type="float" office:value="2.951" calcext:value-type="float">
            <text:p>2,951</text:p>
          </table:table-cell>
          <table:table-cell table:style-name="ce30" office:value-type="float" office:value="18.8" calcext:value-type="float">
            <text:p>18,8</text:p>
          </table:table-cell>
          <table:table-cell table:style-name="ce30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6" office:value-type="float" office:value="30.12" calcext:value-type="float">
            <text:p>30,12</text:p>
          </table:table-cell>
          <table:table-cell table:style-name="ce30" office:value-type="float" office:value="18.4" calcext:value-type="float">
            <text:p>18,4</text:p>
          </table:table-cell>
          <table:table-cell table:style-name="ce30" office:value-type="float" office:value="20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30" office:value-type="float" office:value="310" calcext:value-type="float">
            <text:p>310,0</text:p>
          </table:table-cell>
          <table:table-cell table:style-name="ce30" office:value-type="float" office:value="18.8" calcext:value-type="float">
            <text:p>18,8</text:p>
          </table:table-cell>
          <table:table-cell table:style-name="ce30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30" office:value-type="float" office:value="634.1" calcext:value-type="float">
            <text:p>634,1</text:p>
          </table:table-cell>
          <table:table-cell table:style-name="ce30" office:value-type="float" office:value="18.8" calcext:value-type="float">
            <text:p>18,8</text:p>
          </table:table-cell>
          <table:table-cell table:style-name="ce30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30" office:value-type="float" office:value="814.2" calcext:value-type="float">
            <text:p>814,2</text:p>
          </table:table-cell>
          <table:table-cell table:style-name="ce30" office:value-type="float" office:value="18.8" calcext:value-type="float">
            <text:p>18,8</text:p>
          </table:table-cell>
          <table:table-cell table:style-name="ce30" office:value-type="float" office:value="19.6" calcext:value-type="float">
            <text:p>19,6</text:p>
          </table:table-cell>
          <table:table-cell table:number-columns-repeated="1021"/>
        </table:table-row>
        <table:table-row table:style-name="ro2">
          <table:table-cell table:style-name="ce30" office:value-type="float" office:value="910" calcext:value-type="float">
            <text:p>910,0</text:p>
          </table:table-cell>
          <table:table-cell table:style-name="ce30" office:value-type="float" office:value="18.4" calcext:value-type="float">
            <text:p>18,4</text:p>
          </table:table-cell>
          <table:table-cell table:style-name="ce30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30" office:value-type="float" office:value="999.3" calcext:value-type="float">
            <text:p>999,3</text:p>
          </table:table-cell>
          <table:table-cell table:style-name="ce30" office:value-type="float" office:value="18.4" calcext:value-type="float">
            <text:p>18,4</text:p>
          </table:table-cell>
          <table:table-cell table:style-name="ce30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44" office:value-type="float" office:value="1101" calcext:value-type="float">
            <text:p>1101</text:p>
          </table:table-cell>
          <table:table-cell table:style-name="ce30" office:value-type="float" office:value="18.4" calcext:value-type="float">
            <text:p>18,4</text:p>
          </table:table-cell>
          <table:table-cell table:style-name="ce30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44" office:value-type="float" office:value="1201" calcext:value-type="float">
            <text:p>1201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44" office:value-type="float" office:value="1300" calcext:value-type="float">
            <text:p>1300</text:p>
          </table:table-cell>
          <table:table-cell table:style-name="ce30" office:value-type="float" office:value="18.4" calcext:value-type="float">
            <text:p>18,4</text:p>
          </table:table-cell>
          <table:table-cell table:style-name="ce30" office:value-type="float" office:value="14.8" calcext:value-type="float">
            <text:p>14,8</text:p>
          </table:table-cell>
          <table:table-cell table:number-columns-repeated="1021"/>
        </table:table-row>
        <table:table-row table:style-name="ro2">
          <table:table-cell table:style-name="ce44" office:value-type="float" office:value="1401" calcext:value-type="float">
            <text:p>1401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13.6" calcext:value-type="float">
            <text:p>13,6</text:p>
          </table:table-cell>
          <table:table-cell table:number-columns-repeated="1021"/>
        </table:table-row>
        <table:table-row table:style-name="ro2">
          <table:table-cell table:style-name="ce44" office:value-type="float" office:value="1451" calcext:value-type="float">
            <text:p>1451</text:p>
          </table:table-cell>
          <table:table-cell table:style-name="ce30" office:value-type="float" office:value="18.4" calcext:value-type="float">
            <text:p>18,4</text:p>
          </table:table-cell>
          <table:table-cell table:style-name="ce30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43" office:value-type="float" office:value="1508" calcext:value-type="float">
            <text:p>1508</text:p>
          </table:table-cell>
          <table:table-cell table:style-name="ce31" office:value-type="float" office:value="18.4" calcext:value-type="float">
            <text:p>18,4</text:p>
          </table:table-cell>
          <table:table-cell table:style-name="ce31" office:value-type="float" office:value="12.8" calcext:value-type="float">
            <text:p>12,8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model licznika</text:p>
          </table:table-cell>
          <table:table-cell office:value-type="string" calcext:value-type="string">
            <text:p>zakres</text:p>
          </table:table-cell>
          <table:table-cell office:value-type="string" calcext:value-type="string">
            <text:p>dgts</text:p>
          </table:table-cell>
          <table:table-cell office:value-type="string" calcext:value-type="string">
            <text:p>niepewność granicz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UT-804</text:p>
          </table:table-cell>
          <table:table-cell office:value-type="string" calcext:value-type="string">
            <text:p>40 V</text:p>
          </table:table-cell>
          <table:table-cell office:value-type="string" calcext:value-type="string">
            <text:p>0,001 V</text:p>
          </table:table-cell>
          <table:table-cell table:style-name="ce45" office:value-type="string" calcext:value-type="string">
            <text:p>∆U = ±(0,05% |rdg| + 5 dgt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tek 506</text:p>
          </table:table-cell>
          <table:table-cell office:value-type="string" calcext:value-type="string">
            <text:p>40 V</text:p>
          </table:table-cell>
          <table:table-cell office:value-type="string" calcext:value-type="string">
            <text:p>0,01 V</text:p>
          </table:table-cell>
          <table:table-cell table:style-name="ce45" office:value-type="string" calcext:value-type="string">
            <text:p>∆U = ±(0,5% |rdg| + 2 dgts)</text:p>
          </table:table-cell>
          <table:table-cell table:number-columns-repeated="1020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swiss" style:font-pitch="variable" style:font-charset="x-symbol"/>
    <style:font-face style:name="Arial" svg:font-family="Arial"/>
    <style:font-face style:name="Consolas1" svg:font-family="Consolas"/>
    <style:font-face style:name="Waree" svg:font-family="Ware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12-06T21:54:11Z</meta:creation-date>
    <dc:date>2021-01-14T14:43:49.824281842</dc:date>
    <meta:editing-cycles>7</meta:editing-cycles>
    <meta:editing-duration>PT7H4M49S</meta:editing-duration>
    <meta:document-statistic meta:table-count="1" meta:cell-count="115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treat-empty-cells="ignore"/>
      <style:graphic-properties svg:stroke-width="0.026cm" svg:stroke-color="#b3b3b3" draw:fill="none"/>
    </style:style>
    <style:style style:name="ch3" style:family="chart" style:data-style-name="N108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18cm" svg:stroke-color="#b3b3b3"/>
    </style:style>
    <style:style style:name="ch6" style:family="chart">
      <style:graphic-properties svg:stroke-width="0.018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2">
      <style:chart-properties chart:symbol-type="named-symbol" chart:symbol-name="square" chart:symbol-width="0.141cm" chart:symbol-height="0.141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975cm" svg:height="9.751cm" xlink:href=".." xlink:type="simple" chart:class="chart:scatter" chart:style-name="ch1">
        <chart:plot-area chart:style-name="ch2" table:cell-range-address="zestaw_4.C17:zestaw_4.C43 zestaw_4.E17:zestaw_4.E43" svg:x="2.033cm" svg:y="0.341cm" svg:width="14.966cm" svg:height="8.648cm">
          <chartooo:coordinate-region svg:x="2.033cm" svg:y="0.341cm" svg:width="14.966cm" svg:height="8.648cm"/>
          <chart:axis chart:dimension="x" chart:name="primary-x" chart:style-name="ch3">
            <chart:title svg:x="16.293cm" svg:y="9.162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zestaw_4.E17:zestaw_4.E43" chart:class="chart:scatter">
            <chart:domain table:cell-range-address="zestaw_4.C17:zestaw_4.C43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015">
                <text:p>-12.015</text:p>
                <draw:g>
                  <svg:desc>zestaw_4.C17:zestaw_4.C43</svg:desc>
                </draw:g>
              </table:table-cell>
              <table:table-cell office:value-type="float" office:value="14.07">
                <text:p>14.07</text:p>
                <draw:g>
                  <svg:desc>zestaw_4.E17:zestaw_4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039">
                <text:p>-11.039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047">
                <text:p>-10.047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023">
                <text:p>-9.02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33">
                <text:p>-8.03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31">
                <text:p>-7.131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6">
                <text:p>-6.96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634">
                <text:p>-6.634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011">
                <text:p>-6.011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32">
                <text:p>-5.032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999">
                <text:p>-3.99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003">
                <text:p>-3.003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9">
                <text:p>-1.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91">
                <text:p>-0.9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2">
                <text:p>1.06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">
                <text:p>2.0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3">
                <text:p>3.003</text:p>
              </table:table-cell>
              <table:table-cell office:value-type="float" office:value="-5.94">
                <text:p>-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7">
                <text:p>4.07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1">
                <text:p>5.011</text:p>
              </table:table-cell>
              <table:table-cell office:value-type="float" office:value="-9.82">
                <text:p>-9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16">
                <text:p>5.716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61">
                <text:p>6.061</text:p>
              </table:table-cell>
              <table:table-cell office:value-type="float" office:value="-11.87">
                <text:p>-1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75">
                <text:p>6.475</text:p>
              </table:table-cell>
              <table:table-cell office:value-type="float" office:value="-12.69">
                <text:p>-12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58">
                <text:p>7.058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029">
                <text:p>8.029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28">
                <text:p>10.128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924">
                <text:p>11.924</text:p>
              </table:table-cell>
              <table:table-cell office:value-type="float" office:value="-13.04">
                <text:p>-13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treat-empty-cells="ignore"/>
      <style:graphic-properties svg:stroke-width="0.026cm" svg:stroke-color="#b3b3b3" draw:fill="none"/>
    </style:style>
    <style:style style:name="ch3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18cm" svg:stroke-color="#b3b3b3"/>
    </style:style>
    <style:style style:name="ch6" style:family="chart">
      <style:graphic-properties svg:stroke-width="0.018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2">
      <style:chart-properties chart:symbol-type="named-symbol" chart:symbol-name="square" chart:symbol-width="0.141cm" chart:symbol-height="0.141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975cm" svg:height="9.751cm" xlink:href=".." xlink:type="simple" chart:class="chart:scatter" chart:style-name="ch1">
        <chart:plot-area chart:style-name="ch2" table:cell-range-address="zestaw_4.C197:zestaw_4.C210 zestaw_4.E197:zestaw_4.E210" svg:x="2.033cm" svg:y="0.342cm" svg:width="14.966cm" svg:height="8.647cm">
          <chartooo:coordinate-region svg:x="2.033cm" svg:y="0.342cm" svg:width="14.966cm" svg:height="8.647cm"/>
          <chart:axis chart:dimension="x" chart:name="primary-x" chart:style-name="ch3">
            <chart:title svg:x="16.293cm" svg:y="9.162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zestaw_4.E197:zestaw_4.E210" chart:class="chart:scatter">
            <chart:domain table:cell-range-address="zestaw_4.C197:zestaw_4.C210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63">
                <text:p>-12.63</text:p>
                <draw:g>
                  <svg:desc>zestaw_4.C197:zestaw_4.C210</svg:desc>
                </draw:g>
              </table:table-cell>
              <table:table-cell office:value-type="float" office:value="-12.55">
                <text:p>-12.55</text:p>
                <draw:g>
                  <svg:desc>zestaw_4.E197:zestaw_4.E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2">
                <text:p>-10.52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42">
                <text:p>-8.4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37">
                <text:p>-6.37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5">
                <text:p>-4.25</text:p>
              </table:table-cell>
              <table:table-cell office:value-type="float" office:value="-4.26">
                <text:p>-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5">
                <text:p>-2.15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">
                <text:p>-1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">
                <text:p>4.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9">
                <text:p>6.4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treat-empty-cells="ignore"/>
      <style:graphic-properties svg:stroke-width="0.026cm" svg:stroke-color="#b3b3b3" draw:fill="none"/>
    </style:style>
    <style:style style:name="ch3" style:family="chart" style:data-style-name="N108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18cm" svg:stroke-color="#b3b3b3"/>
    </style:style>
    <style:style style:name="ch6" style:family="chart">
      <style:graphic-properties svg:stroke-width="0.018cm" svg:stroke-color="#dddddd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2">
      <style:chart-properties chart:symbol-type="named-symbol" chart:symbol-name="square" chart:symbol-width="0.141cm" chart:symbol-height="0.141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975cm" svg:height="9.751cm" xlink:href=".." xlink:type="simple" chart:class="chart:scatter" chart:style-name="ch1">
        <chart:plot-area chart:style-name="ch2" table:cell-range-address="zestaw_4.C101:zestaw_4.C128 zestaw_4.E101:zestaw_4.E128" svg:x="2.033cm" svg:y="0.341cm" svg:width="14.966cm" svg:height="8.648cm">
          <chartooo:coordinate-region svg:x="2.033cm" svg:y="0.341cm" svg:width="14.966cm" svg:height="8.648cm"/>
          <chart:axis chart:dimension="x" chart:name="primary-x" chart:style-name="ch3">
            <chart:title svg:x="16.293cm" svg:y="9.162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zestaw_4.E101:zestaw_4.E128" chart:class="chart:scatter">
            <chart:domain table:cell-range-address="zestaw_4.C101:zestaw_4.C128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052">
                <text:p>-12.052</text:p>
                <draw:g>
                  <svg:desc>zestaw_4.C101:zestaw_4.C128</svg:desc>
                </draw:g>
              </table:table-cell>
              <table:table-cell office:value-type="float" office:value="-13.05">
                <text:p>-13.05</text:p>
                <draw:g>
                  <svg:desc>zestaw_4.E101:zestaw_4.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062">
                <text:p>-11.062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036">
                <text:p>-10.036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82">
                <text:p>-8.982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54">
                <text:p>-8.054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2">
                <text:p>-7.92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949">
                <text:p>-5.949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63">
                <text:p>-4.963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35">
                <text:p>-4.235</text:p>
              </table:table-cell>
              <table:table-cell office:value-type="float" office:value="-12.51">
                <text:p>-12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14">
                <text:p>-4.114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991">
                <text:p>-3.991</text:p>
              </table:table-cell>
              <table:table-cell office:value-type="float" office:value="-11.81">
                <text:p>-11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2">
                <text:p>-3.622</text:p>
              </table:table-cell>
              <table:table-cell office:value-type="float" office:value="-10.72">
                <text:p>-10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187">
                <text:p>-3.187</text:p>
              </table:table-cell>
              <table:table-cell office:value-type="float" office:value="-9.43">
                <text:p>-9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64">
                <text:p>-1.964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61">
                <text:p>-1.061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">
                <text:p>0.00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9">
                <text:p>1.01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81">
                <text:p>1.981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8">
                <text:p>3.008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18">
                <text:p>4.01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58">
                <text:p>4.158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33">
                <text:p>4.333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82">
                <text:p>4.582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06">
                <text:p>4.806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01">
                <text:p>6.70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105">
                <text:p>9.10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">
                <text:p>10.05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02">
                <text:p>12.02</text:p>
              </table:table-cell>
              <table:table-cell office:value-type="float" office:value="14.1">
                <text:p>14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treat-empty-cells="ignor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153cm" svg:height="9.684cm" xlink:href=".." xlink:type="simple" chart:class="chart:scatter" chart:style-name="ch1">
        <chart:plot-area chart:style-name="ch2" table:cell-range-address="zestaw_4.A71:zestaw_4.A79 zestaw_4.F71:zestaw_4.F79" svg:x="0.853cm" svg:y="0.299cm" svg:width="15.02cm" svg:height="8.403cm">
          <chartooo:coordinate-region svg:x="1.369cm" svg:y="0.459cm" svg:width="13.775cm" svg:height="7.675cm"/>
          <chart:axis chart:dimension="x" chart:name="primary-x" chart:style-name="ch3">
            <chart:title svg:x="7.849cm" svg:y="8.895cm" chart:style-name="ch4">
              <text:p>f [kHz]</text:p>
            </chart:title>
            <chart:grid chart:style-name="ch5" chart:class="major"/>
          </chart:axis>
          <chart:axis chart:dimension="y" chart:name="primary-y" chart:style-name="ch6">
            <chart:title svg:x="0cm" svg:y="5.146cm" chart:style-name="ch7">
              <text:p>KuA[dB]</text:p>
            </chart:title>
            <chart:grid chart:style-name="ch5" chart:class="major"/>
          </chart:axis>
          <chart:series chart:style-name="ch8" chart:values-cell-range-address="zestaw_4.F71:zestaw_4.F79" chart:class="chart:scatter">
            <chart:domain table:cell-range-address="zestaw_4.A71:zestaw_4.A79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">
                <text:p>0.301</text:p>
                <draw:g>
                  <svg:desc>zestaw_4.A71:zestaw_4.A79</svg:desc>
                </draw:g>
              </table:table-cell>
              <table:table-cell office:value-type="float" office:value="19.7956166963663">
                <text:p>19.7956166963663</text:p>
                <draw:g>
                  <svg:desc>zestaw_4.F71:zestaw_4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.5">
                <text:p>105.5</text:p>
              </table:table-cell>
              <table:table-cell office:value-type="float" office:value="13.5753323649546">
                <text:p>13.5753323649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.9">
                <text:p>171.9</text:p>
              </table:table-cell>
              <table:table-cell office:value-type="float" office:value="9.92852819830098">
                <text:p>9.9285281983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6">
                <text:p>222.6</text:p>
              </table:table-cell>
              <table:table-cell office:value-type="float" office:value="7.73633216620266">
                <text:p>7.73633216620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1">
                <text:p>281</text:p>
              </table:table-cell>
              <table:table-cell office:value-type="float" office:value="5.61177670842873">
                <text:p>5.61177670842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.1">
                <text:p>325.1</text:p>
              </table:table-cell>
              <table:table-cell office:value-type="float" office:value="4.25538183528876">
                <text:p>4.25538183528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.6">
                <text:p>427.6</text:p>
              </table:table-cell>
              <table:table-cell office:value-type="float" office:value="1.55028173360324">
                <text:p>1.55028173360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.8">
                <text:p>499.8</text:p>
              </table:table-cell>
              <table:table-cell office:value-type="float" office:value="0.195196745783125">
                <text:p>0.19519674578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7.1">
                <text:p>527.1</text:p>
              </table:table-cell>
              <table:table-cell office:value-type="float" office:value="-0.620684674799375">
                <text:p>-0.62068467479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51cm" svg:height="8.996cm" xlink:href=".." xlink:type="simple" chart:class="chart:scatter" chart:style-name="ch1">
        <chart:plot-area chart:style-name="ch2" table:cell-range-address="zestaw_4.A157:zestaw_4.A165 zestaw_4.E157:zestaw_4.E165" svg:x="1.337cm" svg:y="0.179cm" svg:width="14.843cm" svg:height="7.661cm">
          <chartooo:coordinate-region svg:x="1.853cm" svg:y="0.339cm" svg:width="13.598cm" svg:height="6.933cm"/>
          <chart:axis chart:dimension="x" chart:name="primary-x" chart:style-name="ch3">
            <chart:title svg:x="8.244cm" svg:y="8.019cm" chart:style-name="ch4">
              <text:p>f [kHz]</text:p>
            </chart:title>
            <chart:grid chart:style-name="ch5" chart:class="major"/>
          </chart:axis>
          <chart:axis chart:dimension="y" chart:name="primary-y" chart:style-name="ch6">
            <chart:title svg:x="0.451cm" svg:y="4.655cm" chart:style-name="ch7">
              <text:p>KuA[dB]</text:p>
            </chart:title>
            <chart:grid chart:style-name="ch5" chart:class="major"/>
          </chart:axis>
          <chart:series chart:style-name="ch8" chart:values-cell-range-address="zestaw_4.E157:zestaw_4.E165" chart:class="chart:scatter">
            <chart:domain table:cell-range-address="zestaw_4.A157:zestaw_4.A16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9">
                <text:p>0.299</text:p>
                <draw:g>
                  <svg:desc>zestaw_4.A157:zestaw_4.A165</svg:desc>
                </draw:g>
              </table:table-cell>
              <table:table-cell office:value-type="float" office:value="19.8849534222182">
                <text:p>19.8849534222182</text:p>
                <draw:g>
                  <svg:desc>zestaw_4.E157:zestaw_4.E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2">
                <text:p>117.2</text:p>
              </table:table-cell>
              <table:table-cell office:value-type="float" office:value="13.5097781697299">
                <text:p>13.5097781697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.7">
                <text:p>176.7</text:p>
              </table:table-cell>
              <table:table-cell office:value-type="float" office:value="10.6433764210114">
                <text:p>10.643376421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.6">
                <text:p>245.6</text:p>
              </table:table-cell>
              <table:table-cell office:value-type="float" office:value="7.57483093261661">
                <text:p>7.57483093261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.1">
                <text:p>297.1</text:p>
              </table:table-cell>
              <table:table-cell office:value-type="float" office:value="6.13564649106145">
                <text:p>6.1356464910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">
                <text:p>364</text:p>
              </table:table-cell>
              <table:table-cell office:value-type="float" office:value="4.22597134566096">
                <text:p>4.22597134566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.1">
                <text:p>466.1</text:p>
              </table:table-cell>
              <table:table-cell office:value-type="float" office:value="1.5836249209525">
                <text:p>1.5836249209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.5">
                <text:p>496.5</text:p>
              </table:table-cell>
              <table:table-cell office:value-type="float" office:value="1.38842817516937">
                <text:p>1.38842817516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-0.116590873214477">
                <text:p>-0.1165908732144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